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settings.xml" manifest:media-type="text/xml"/>
  <manifest:file-entry manifest:full-path="styles.xml" manifest:media-type="text/xml"/>
  <manifest:file-entry manifest:full-path="media/image24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0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1">
      <style:drawing-page-properties draw:fill="bitmap" draw:fill-image-name="a11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draw:fill="none" draw:stroke="none"/>
    </style:style>
    <style:style style:family="presentation" style:name="a1171">
      <style:graphic-properties draw:fill="none" draw:stroke="non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3">
      <style:drawing-page-properties draw:fill="bitmap" draw:fill-image-name="a11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7">
      <style:graphic-properties draw:fill="none" draw:stroke="none"/>
    </style:style>
    <style:style style:family="paragraph" style:name="a112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draw:fill="none" draw:stroke="non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9">
      <style:drawing-page-properties draw:fill="bitmap" draw:fill-image-name="a10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draw:fill="none" draw:stroke="none"/>
    </style:style>
    <style:style style:family="presentation" style:name="a1133">
      <style:graphic-properties draw:fill="none" draw:stroke="non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5">
      <style:drawing-page-properties draw:fill="bitmap" draw:fill-image-name="a11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7">
      <style:drawing-page-properties draw:fill="bitmap" draw:fill-image-name="a11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9">
      <style:graphic-properties draw:fill="none" draw:stroke="non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1">
      <style:drawing-page-properties draw:fill="bitmap" draw:fill-image-name="a12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3">
      <style:graphic-properties draw:fill="none" draw:stroke="none"/>
    </style:style>
    <style:style style:family="drawing-page" style:name="a1075">
      <style:drawing-page-properties draw:fill="bitmap" draw:fill-image-name="a10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7">
      <style:drawing-page-properties draw:fill="bitmap" draw:fill-image-name="a10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0">
      <style:graphic-properties draw:fill="none" draw:stroke="none"/>
    </style:style>
    <style:style style:family="presentation" style:name="a1141">
      <style:graphic-properties draw:fill="none" draw:stroke="none"/>
    </style:style>
    <style:style style:family="presentation" style:name="a11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3">
      <style:drawing-page-properties draw:fill="bitmap" draw:fill-image-name="a11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91">
      <style:graphic-properties draw:fill="none" draw:stroke="non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2">
      <style:graphic-properties draw:fill="none" draw:stroke="none"/>
    </style:style>
    <style:style style:family="paragraph" style:name="a1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draw:fill="none" draw:stroke="non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center" style:tab-stop-distance="1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8">
      <style:drawing-page-properties draw:fill="bitmap" draw:fill-image-name="a10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6">
      <style:graphic-properties draw:fill="none" draw:stroke="non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8">
      <style:drawing-page-properties draw:fill="bitmap" draw:fill-image-name="a10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1">
      <style:drawing-page-properties draw:fill="bitmap" draw:fill-image-name="a11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5">
      <style:graphic-properties draw:fill="none" draw:stroke="none"/>
    </style:style>
    <style:style style:family="presentation" style:name="a1106">
      <style:graphic-properties draw:fill="none" draw:stroke="none"/>
    </style:style>
    <style:style style:family="presentation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8">
      <style:drawing-page-properties draw:fill="bitmap" draw:fill-image-name="a11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6">
      <style:drawing-page-properties draw:fill="bitmap" draw:fill-image-name="a11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9">
      <style:graphic-properties draw:fill="none" draw:stroke="none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2">
      <style:graphic-properties draw:fill="none" draw:stroke="none"/>
    </style:style>
    <style:style style:family="presentation" style:name="a1160">
      <style:graphic-properties draw:fill="none" draw:stroke="non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1">
      <style:graphic-properties draw:fill="none" draw:stroke="none"/>
    </style:style>
    <style:style style:family="paragraph" style:name="a111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draw:fill="none" draw:stroke="none"/>
    </style:style>
    <style:style style:family="presentation" style:name="a1163">
      <style:graphic-properties draw:fill="none" draw:stroke="non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5">
      <style:drawing-page-properties draw:fill="bitmap" draw:fill-image-name="a11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9">
      <style:graphic-properties draw:fill="none" draw:stroke="none"/>
    </style:style>
    <style:style style:family="drawing-page" style:name="a1050">
      <style:drawing-page-properties draw:fill="bitmap" draw:fill-image-name="a10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5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1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5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9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15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11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8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4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15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11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1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1875in"/>
      </text:list-level-style-number>
      <text:list-level-style-number text:level="7" style:num-format="">
        <style:list-level-properties text:space-before="2.6875in"/>
      </text:list-level-style-number>
      <text:list-level-style-number text:level="8" style:num-format="">
        <style:list-level-properties text:space-before="3.1875in"/>
      </text:list-level-style-number>
      <text:list-level-style-number text:level="9" style:num-format="">
        <style:list-level-properties text:space-before="3.6875in"/>
      </text:list-level-style-number>
    </text:list-style>
    <text:list-style style:name="a119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1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18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13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6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1027" draw:master-page-name="Master1-Layout1-title-Title-Slide" presentation:presentation-page-layout-name="Master1-PPL1" draw:id="Slide-256">
        <draw:frame draw:id="id146" presentation:style-name="a1030" draw:name="Title 1" svg:x="0.75in" svg:y="2.32986in" svg:width="8.5in" svg:height="1.60764in" presentation:class="title" presentation:placeholder="false">
          <draw:text-box>
            <text:p text:style-name="a1029" text:class-names="" text:cond-style-name=""><text:span text:style-name="a1028" text:class-names="">ppLayoutTitle</text:span></text:p>
          </draw:text-box>
          <svg:title/>
          <svg:desc/>
        </draw:frame>
        <draw:frame draw:id="id147" presentation:style-name="a1036" draw:name="Subtitle 2" svg:x="1.5in" svg:y="4.25in" svg:width="7in" svg:height="1.91667in" presentation:class="subtitle" presentation:placeholder="false">
          <draw:text-box>
            <text:p text:style-name="a1032" text:class-names="" text:cond-style-name=""><text:span text:style-name="a1031" text:class-names="">Text(2)</text:span></text:p>
            <text:list text:style-name="a1035">
              <text:list-item>
                <text:list text:style-name="a1035">
                  <text:list-item>
                    <text:p text:style-name="a1034" text:class-names="" text:cond-style-name=""><text:span text:style-name="a1033" text:class-names="">For ppLayoutTitle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" draw:style-name="a1038" draw:master-page-name="Master1-Layout12-tx-Title-and-Text" presentation:presentation-page-layout-name="Master1-PPL12" draw:id="Slide-257">
        <draw:frame draw:id="id148" presentation:style-name="a1041" draw:name="Title 1" svg:x="0.5in" svg:y="0.30035in" svg:width="9in" svg:height="1.25in" presentation:class="title" presentation:placeholder="false">
          <draw:text-box>
            <text:p text:style-name="a1040" text:class-names="" text:cond-style-name=""><text:span text:style-name="a1039" text:class-names="">ppLayoutText</text:span></text:p>
          </draw:text-box>
          <svg:title/>
          <svg:desc/>
        </draw:frame>
        <draw:frame draw:id="id149" presentation:style-name="a1048" draw:name="Text Placeholder 2" svg:x="0.5in" svg:y="1.75in" svg:width="9in" svg:height="4.94965in" presentation:class="outline" presentation:placeholder="false">
          <draw:text-box>
            <text:list text:style-name="a1044">
              <text:list-item>
                <text:p text:style-name="a1043" text:class-names="" text:cond-style-name=""><text:span text:style-name="a1042" text:class-names="">Text(2)</text:span></text:p>
              </text:list-item>
            </text:list>
            <text:list text:style-name="a1047">
              <text:list-item>
                <text:list text:style-name="a1047">
                  <text:list-item>
                    <text:p text:style-name="a1046" text:class-names="" text:cond-style-name=""><text:span text:style-name="a1045" text:class-names="">For ppLayoutText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1050" draw:master-page-name="Master1-Layout13-twoColTx-Title-and-2-Column-Text" presentation:presentation-page-layout-name="Master1-PPL13" draw:id="Slide-258">
        <draw:frame draw:id="id150" presentation:style-name="a1053" draw:name="Title 1" svg:x="0.5in" svg:y="0.30035in" svg:width="9in" svg:height="1.25in" presentation:class="title" presentation:placeholder="false">
          <draw:text-box>
            <text:p text:style-name="a1052" text:class-names="" text:cond-style-name=""><text:span text:style-name="a1051" text:class-names="">ppLayoutTwoColumnText</text:span></text:p>
          </draw:text-box>
          <svg:title/>
          <svg:desc/>
        </draw:frame>
        <draw:frame draw:id="id151" presentation:style-name="a1060" draw:name="Text Placeholder 2" svg:x="0.5in" svg:y="1.75in" svg:width="4.41667in" svg:height="4.94965in" presentation:class="outline" presentation:placeholder="false">
          <draw:text-box>
            <text:list text:style-name="a1056">
              <text:list-item>
                <text:p text:style-name="a1055" text:class-names="" text:cond-style-name=""><text:span text:style-name="a1054" text:class-names="">Text(2)</text:span></text:p>
              </text:list-item>
            </text:list>
            <text:list text:style-name="a1059">
              <text:list-item>
                <text:list text:style-name="a1059">
                  <text:list-item>
                    <text:p text:style-name="a1058" text:class-names="" text:cond-style-name=""><text:span text:style-name="a1057" text:class-names="">For ppLayoutTwoColumnText</text:span></text:p>
                  </text:list-item>
                </text:list>
              </text:list-item>
            </text:list>
          </draw:text-box>
          <svg:title/>
          <svg:desc/>
        </draw:frame>
        <draw:frame draw:id="id152" presentation:style-name="a1067" draw:name="Text Placeholder 3" svg:x="5.08333in" svg:y="1.75in" svg:width="4.41667in" svg:height="4.94965in" presentation:class="outline" presentation:placeholder="false">
          <draw:text-box>
            <text:list text:style-name="a1063">
              <text:list-item>
                <text:p text:style-name="a1062" text:class-names="" text:cond-style-name=""><text:span text:style-name="a1061" text:class-names="">Text(3)</text:span></text:p>
              </text:list-item>
            </text:list>
            <text:list text:style-name="a1066">
              <text:list-item>
                <text:list text:style-name="a1066">
                  <text:list-item>
                    <text:p text:style-name="a1065" text:class-names="" text:cond-style-name=""><text:span text:style-name="a1064" text:class-names="">For ppLayoutTwoColumnText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1069" draw:master-page-name="Master1-Layout2-obj-Title-and-Content" presentation:presentation-page-layout-name="Master1-PPL2" draw:id="Slide-259">
        <draw:frame draw:id="id153" presentation:style-name="a1072" draw:name="Title 1" svg:x="0.5in" svg:y="0.30035in" svg:width="9in" svg:height="1.25in" presentation:class="title" presentation:placeholder="false">
          <draw:text-box>
            <text:p text:style-name="a1071" text:class-names="" text:cond-style-name=""><text:span text:style-name="a1070" text:class-names="">ppLayoutObject</text:span></text:p>
          </draw:text-box>
          <svg:title/>
          <svg:desc/>
        </draw:frame>
        <draw:frame draw:id="id154" presentation:style-name="a1073" draw:name="Content Placeholder 3" svg:x="2.91667in" svg:y="2.66233in" svg:width="4.16667in" svg:height="3.125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5" draw:style-name="a1075" draw:master-page-name="Master1-Layout14-txOverObj-Title-and-Text-over-Content" presentation:presentation-page-layout-name="Master1-PPL14" draw:id="Slide-260">
        <draw:frame draw:id="id155" presentation:style-name="a1078" draw:name="Title 1" svg:x="0.5in" svg:y="0.30035in" svg:width="9in" svg:height="1.25in" presentation:class="title" presentation:placeholder="false">
          <draw:text-box>
            <text:p text:style-name="a1077" text:class-names="" text:cond-style-name=""><text:span text:style-name="a1076" text:class-names="">ppLayoutTextOverObject</text:span></text:p>
          </draw:text-box>
          <svg:title/>
          <svg:desc/>
        </draw:frame>
        <draw:frame draw:id="id156" presentation:style-name="a1085" draw:name="Text Placeholder 2" svg:x="0.5in" svg:y="1.75in" svg:width="9in" svg:height="2.39063in" presentation:class="outline" presentation:placeholder="false">
          <draw:text-box>
            <text:list text:style-name="a1081">
              <text:list-item>
                <text:p text:style-name="a1080" text:class-names="" text:cond-style-name=""><text:span text:style-name="a1079" text:class-names="">Text(2)</text:span></text:p>
              </text:list-item>
            </text:list>
            <text:list text:style-name="a1084">
              <text:list-item>
                <text:list text:style-name="a1084">
                  <text:list-item>
                    <text:p text:style-name="a1083" text:class-names="" text:cond-style-name=""><text:span text:style-name="a1082" text:class-names="">For ppLayoutTextOverObject</text:span></text:p>
                  </text:list-item>
                </text:list>
              </text:list-item>
            </text:list>
          </draw:text-box>
          <svg:title/>
          <svg:desc/>
        </draw:frame>
        <draw:frame draw:id="id157" presentation:style-name="a1086" draw:name="Content Placeholder 4" svg:x="3.40509in" svg:y="4.30729in" svg:width="3.18981in" svg:height="2.39236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6" draw:style-name="a1088" draw:master-page-name="Master1-Layout15-txAndObj-Title,-Text,-and-Content" presentation:presentation-page-layout-name="Master1-PPL15" draw:id="Slide-261">
        <draw:frame draw:id="id158" presentation:style-name="a1091" draw:name="Title 1" svg:x="0.5in" svg:y="0.30035in" svg:width="9in" svg:height="1.25in" presentation:class="title" presentation:placeholder="false">
          <draw:text-box>
            <text:p text:style-name="a1090" text:class-names="" text:cond-style-name=""><text:span text:style-name="a1089" text:class-names="">ppLayoutTextAndObject</text:span></text:p>
          </draw:text-box>
          <svg:title/>
          <svg:desc/>
        </draw:frame>
        <draw:frame draw:id="id159" presentation:style-name="a1098" draw:name="Text Placeholder 2" svg:x="0.5in" svg:y="1.75in" svg:width="4.41667in" svg:height="4.94965in" presentation:class="outline" presentation:placeholder="false">
          <draw:text-box>
            <text:list text:style-name="a1094">
              <text:list-item>
                <text:p text:style-name="a1093" text:class-names="" text:cond-style-name=""><text:span text:style-name="a1092" text:class-names="">Text(2)</text:span></text:p>
              </text:list-item>
            </text:list>
            <text:list text:style-name="a1097">
              <text:list-item>
                <text:list text:style-name="a1097">
                  <text:list-item>
                    <text:p text:style-name="a1096" text:class-names="" text:cond-style-name=""><text:span text:style-name="a1095" text:class-names="">For ppLayoutTextAndObject</text:span></text:p>
                  </text:list-item>
                </text:list>
              </text:list-item>
            </text:list>
          </draw:text-box>
          <svg:title/>
          <svg:desc/>
        </draw:frame>
        <draw:frame draw:id="id160" presentation:style-name="a1099" draw:name="Content Placeholder 4" svg:x="5.20833in" svg:y="2.66233in" svg:width="4.16667in" svg:height="3.125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7" draw:style-name="a1101" draw:master-page-name="Master1-Layout4-twoObj-Two-Content" presentation:presentation-page-layout-name="Master1-PPL4" draw:id="Slide-262">
        <draw:frame draw:id="id161" presentation:style-name="a1104" draw:name="Title 1" svg:x="0.5in" svg:y="0.30035in" svg:width="9in" svg:height="1.25in" presentation:class="title" presentation:placeholder="false">
          <draw:text-box>
            <text:p text:style-name="a1103" text:class-names="" text:cond-style-name=""><text:span text:style-name="a1102" text:class-names="">ppLayoutTwoObjects</text:span></text:p>
          </draw:text-box>
          <svg:title/>
          <svg:desc/>
        </draw:frame>
        <draw:frame draw:id="id162" presentation:style-name="a1105" draw:name="Content Placeholder 4" svg:x="0.625in" svg:y="2.66233in" svg:width="4.16667in" svg:height="3.125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163" presentation:style-name="a1106" draw:name="Content Placeholder 5" svg:x="5.20833in" svg:y="2.66233in" svg:width="4.16667in" svg:height="3.125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8" draw:style-name="a1108" draw:master-page-name="Master1-Layout16-objAndTx-Title,-Content-and-Text" presentation:presentation-page-layout-name="Master1-PPL16" draw:id="Slide-263">
        <draw:frame draw:id="id164" presentation:style-name="a1111" draw:name="Title 1" svg:x="0.5in" svg:y="0.30035in" svg:width="9in" svg:height="1.25in" presentation:class="title" presentation:placeholder="false">
          <draw:text-box>
            <text:p text:style-name="a1110" text:class-names="" text:cond-style-name=""><text:span text:style-name="a1109" text:class-names="">ppLayoutObjectAndText</text:span></text:p>
          </draw:text-box>
          <svg:title/>
          <svg:desc/>
        </draw:frame>
        <draw:frame draw:id="id165" presentation:style-name="a1112" draw:name="Content Placeholder 4" svg:x="0.625in" svg:y="2.66233in" svg:width="4.16667in" svg:height="3.125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66" presentation:style-name="a1119" draw:name="Text Placeholder 3" svg:x="5.08333in" svg:y="1.75in" svg:width="4.41667in" svg:height="4.94965in" presentation:class="outline" presentation:placeholder="false">
          <draw:text-box>
            <text:list text:style-name="a1115">
              <text:list-item>
                <text:p text:style-name="a1114" text:class-names="" text:cond-style-name=""><text:span text:style-name="a1113" text:class-names="">Text(3)</text:span></text:p>
              </text:list-item>
            </text:list>
            <text:list text:style-name="a1118">
              <text:list-item>
                <text:list text:style-name="a1118">
                  <text:list-item>
                    <text:p text:style-name="a1117" text:class-names="" text:cond-style-name=""><text:span text:style-name="a1116" text:class-names="">For ppLayoutObjectAndText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1121" draw:master-page-name="Master1-Layout17-txAndTwoObj-Title,-Text,-and-2-Content" presentation:presentation-page-layout-name="Master1-PPL17" draw:id="Slide-264">
        <draw:frame draw:id="id167" presentation:style-name="a1124" draw:name="Title 1" svg:x="0.5in" svg:y="0.30035in" svg:width="9in" svg:height="1.25in" presentation:class="title" presentation:placeholder="false">
          <draw:text-box>
            <text:p text:style-name="a1123" text:class-names="" text:cond-style-name=""><text:span text:style-name="a1122" text:class-names="">ppLayoutTextAndTwoObjects</text:span></text:p>
          </draw:text-box>
          <svg:title/>
          <svg:desc/>
        </draw:frame>
        <draw:frame draw:id="id168" presentation:style-name="a1131" draw:name="Text Placeholder 2" svg:x="0.5in" svg:y="1.75in" svg:width="4.41667in" svg:height="4.94965in" presentation:class="outline" presentation:placeholder="false">
          <draw:text-box>
            <text:list text:style-name="a1127">
              <text:list-item>
                <text:p text:style-name="a1126" text:class-names="" text:cond-style-name=""><text:span text:style-name="a1125" text:class-names="">Text(2)</text:span></text:p>
              </text:list-item>
            </text:list>
            <text:list text:style-name="a1130">
              <text:list-item>
                <text:list text:style-name="a1130">
                  <text:list-item>
                    <text:p text:style-name="a1129" text:class-names="" text:cond-style-name=""><text:span text:style-name="a1128" text:class-names="">For ppLayoutTextAndTwoObjects</text:span></text:p>
                  </text:list-item>
                </text:list>
              </text:list-item>
            </text:list>
          </draw:text-box>
          <svg:title/>
          <svg:desc/>
        </draw:frame>
        <draw:frame draw:id="id169" presentation:style-name="a1132" draw:name="Content Placeholder 5" svg:x="5.69792in" svg:y="1.75in" svg:width="3.1875in" svg:height="2.39063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170" presentation:style-name="a1133" draw:name="Content Placeholder 6" svg:x="5.69676in" svg:y="4.30729in" svg:width="3.18981in" svg:height="2.39236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draw:page draw:name="Slide10" draw:style-name="a1135" draw:master-page-name="Master1-Layout18-objAndTwoObj-Title,-Content,-and-2-Content" presentation:presentation-page-layout-name="Master1-PPL18" draw:id="Slide-265">
        <draw:frame draw:id="id171" presentation:style-name="a1138" draw:name="Title 1" svg:x="0.5in" svg:y="0.30035in" svg:width="9in" svg:height="1.25in" presentation:class="title" presentation:placeholder="false">
          <draw:text-box>
            <text:p text:style-name="a1137" text:class-names="" text:cond-style-name=""><text:span text:style-name="a1136" text:class-names="">ppLayoutObjectAndTwoObjects</text:span></text:p>
          </draw:text-box>
          <svg:title/>
          <svg:desc/>
        </draw:frame>
        <draw:frame draw:id="id172" presentation:style-name="a1139" draw:name="Content Placeholder 5" svg:x="0.625in" svg:y="2.66233in" svg:width="4.16667in" svg:height="3.125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173" presentation:style-name="a1140" draw:name="Content Placeholder 6" svg:x="5.69792in" svg:y="1.75in" svg:width="3.1875in" svg:height="2.39063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174" presentation:style-name="a1141" draw:name="Content Placeholder 7" svg:x="5.69676in" svg:y="4.30729in" svg:width="3.18981in" svg:height="2.39236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draw:page draw:name="Slide11" draw:style-name="a1143" draw:master-page-name="Master1-Layout19-objOverTx-Title-and-Content-over-Text" presentation:presentation-page-layout-name="Master1-PPL19" draw:id="Slide-266">
        <draw:frame draw:id="id175" presentation:style-name="a1146" draw:name="Title 1" svg:x="0.5in" svg:y="0.30035in" svg:width="9in" svg:height="1.25in" presentation:class="title" presentation:placeholder="false">
          <draw:text-box>
            <text:p text:style-name="a1145" text:class-names="" text:cond-style-name=""><text:span text:style-name="a1144" text:class-names="">ppLayoutObjectOverText</text:span></text:p>
          </draw:text-box>
          <svg:title/>
          <svg:desc/>
        </draw:frame>
        <draw:frame draw:id="id176" presentation:style-name="a1147" draw:name="Content Placeholder 4" svg:x="3.40625in" svg:y="1.75in" svg:width="3.1875in" svg:height="2.39063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frame draw:id="id177" presentation:style-name="a1154" draw:name="Text Placeholder 3" svg:x="0.5in" svg:y="4.30729in" svg:width="9in" svg:height="2.39236in" presentation:class="outline" presentation:placeholder="false">
          <draw:text-box>
            <text:list text:style-name="a1150">
              <text:list-item>
                <text:p text:style-name="a1149" text:class-names="" text:cond-style-name=""><text:span text:style-name="a1148" text:class-names="">Text(3)</text:span></text:p>
              </text:list-item>
            </text:list>
            <text:list text:style-name="a1153">
              <text:list-item>
                <text:list text:style-name="a1153">
                  <text:list-item>
                    <text:p text:style-name="a1152" text:class-names="" text:cond-style-name=""><text:span text:style-name="a1151" text:class-names="">For ppLayoutObjectOverText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1156" draw:master-page-name="Master1-Layout20-fourObj-Title-and-4-Content" presentation:presentation-page-layout-name="Master1-PPL20" draw:id="Slide-267">
        <draw:frame draw:id="id178" presentation:style-name="a1159" draw:name="Title 1" svg:x="0.5in" svg:y="0.30035in" svg:width="9in" svg:height="1.25in" presentation:class="title" presentation:placeholder="false">
          <draw:text-box>
            <text:p text:style-name="a1158" text:class-names="" text:cond-style-name=""><text:span text:style-name="a1157" text:class-names="">ppLayoutFourObjects</text:span></text:p>
          </draw:text-box>
          <svg:title/>
          <svg:desc/>
        </draw:frame>
        <draw:frame draw:id="id179" presentation:style-name="a1160" draw:name="Content Placeholder 6" svg:x="1.11458in" svg:y="1.75in" svg:width="3.1875in" svg:height="2.39063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  <draw:frame draw:id="id180" presentation:style-name="a1161" draw:name="Content Placeholder 7" svg:x="5.69792in" svg:y="1.75in" svg:width="3.1875in" svg:height="2.39063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  <draw:frame draw:id="id181" presentation:style-name="a1162" draw:name="Content Placeholder 8" svg:x="1.11343in" svg:y="4.30729in" svg:width="3.18981in" svg:height="2.39236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  <draw:frame draw:id="id182" presentation:style-name="a1163" draw:name="Content Placeholder 9" svg:x="5.69676in" svg:y="4.30729in" svg:width="3.18981in" svg:height="2.39236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</draw:page>
      <draw:page draw:name="Slide13" draw:style-name="a1165" draw:master-page-name="Master1-Layout21-twoObjAndObj-Title,-2-Content-and-Content" presentation:presentation-page-layout-name="Master1-PPL21" draw:id="Slide-268">
        <draw:frame draw:id="id183" presentation:style-name="a1168" draw:name="Title 1" svg:x="0.5in" svg:y="0.30035in" svg:width="9in" svg:height="1.25in" presentation:class="title" presentation:placeholder="false">
          <draw:text-box>
            <text:p text:style-name="a1167" text:class-names="" text:cond-style-name=""><text:span text:style-name="a1166" text:class-names="">ppLayoutTwoObjectsAndObject</text:span></text:p>
          </draw:text-box>
          <svg:title/>
          <svg:desc/>
        </draw:frame>
        <draw:frame draw:id="id184" presentation:style-name="a1169" draw:name="Content Placeholder 5" svg:x="1.11458in" svg:y="1.75in" svg:width="3.1875in" svg:height="2.39063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  <draw:frame draw:id="id185" presentation:style-name="a1170" draw:name="Content Placeholder 6" svg:x="1.11343in" svg:y="4.30729in" svg:width="3.18981in" svg:height="2.39236in" style:rel-width="scale" style:rel-height="scale" presentation:class="graphic" presentation:placeholder="false">
          <draw:image xlink:href="media/image18.png" xlink:type="simple" xlink:show="embed" xlink:actuate="onLoad"/>
          <svg:title/>
          <svg:desc/>
        </draw:frame>
        <draw:frame draw:id="id186" presentation:style-name="a1171" draw:name="Content Placeholder 7" svg:x="5.20833in" svg:y="2.66233in" svg:width="4.16667in" svg:height="3.125in" style:rel-width="scale" style:rel-height="scale" presentation:class="graphic" presentation:placeholder="false">
          <draw:image xlink:href="media/image19.png" xlink:type="simple" xlink:show="embed" xlink:actuate="onLoad"/>
          <svg:title/>
          <svg:desc/>
        </draw:frame>
      </draw:page>
      <draw:page draw:name="Slide14" draw:style-name="a1173" draw:master-page-name="Master1-Layout22-twoObjAndTx-Title,-2-Content-and-Text" presentation:presentation-page-layout-name="Master1-PPL22" draw:id="Slide-269">
        <draw:frame draw:id="id187" presentation:style-name="a1176" draw:name="Title 1" svg:x="0.5in" svg:y="0.30035in" svg:width="9in" svg:height="1.25in" presentation:class="title" presentation:placeholder="false">
          <draw:text-box>
            <text:p text:style-name="a1175" text:class-names="" text:cond-style-name=""><text:span text:style-name="a1174" text:class-names="">ppLayoutTwoObjectsAndText</text:span></text:p>
          </draw:text-box>
          <svg:title/>
          <svg:desc/>
        </draw:frame>
        <draw:frame draw:id="id188" presentation:style-name="a1177" draw:name="Content Placeholder 5" svg:x="1.11458in" svg:y="1.75in" svg:width="3.1875in" svg:height="2.39063in" style:rel-width="scale" style:rel-height="scale" presentation:class="graphic" presentation:placeholder="false">
          <draw:image xlink:href="media/image20.png" xlink:type="simple" xlink:show="embed" xlink:actuate="onLoad"/>
          <svg:title/>
          <svg:desc/>
        </draw:frame>
        <draw:frame draw:id="id189" presentation:style-name="a1178" draw:name="Content Placeholder 6" svg:x="1.11343in" svg:y="4.30729in" svg:width="3.18981in" svg:height="2.39236in" style:rel-width="scale" style:rel-height="scale" presentation:class="graphic" presentation:placeholder="false">
          <draw:image xlink:href="media/image21.png" xlink:type="simple" xlink:show="embed" xlink:actuate="onLoad"/>
          <svg:title/>
          <svg:desc/>
        </draw:frame>
        <draw:frame draw:id="id190" presentation:style-name="a1185" draw:name="Text Placeholder 4" svg:x="5.08333in" svg:y="1.75in" svg:width="4.41667in" svg:height="4.94965in" presentation:class="outline" presentation:placeholder="false">
          <draw:text-box>
            <text:list text:style-name="a1181">
              <text:list-item>
                <text:p text:style-name="a1180" text:class-names="" text:cond-style-name=""><text:span text:style-name="a1179" text:class-names="">Text(4)</text:span></text:p>
              </text:list-item>
            </text:list>
            <text:list text:style-name="a1184">
              <text:list-item>
                <text:list text:style-name="a1184">
                  <text:list-item>
                    <text:p text:style-name="a1183" text:class-names="" text:cond-style-name=""><text:span text:style-name="a1182" text:class-names="">For ppLayoutTwoObjectsAndText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5" draw:style-name="a1187" draw:master-page-name="Master1-Layout23-twoObjOverTx-Title-and-2-Content-over-Text" presentation:presentation-page-layout-name="Master1-PPL23" draw:id="Slide-270">
        <draw:frame draw:id="id191" presentation:style-name="a1190" draw:name="Title 1" svg:x="0.5in" svg:y="0.30035in" svg:width="9in" svg:height="1.25in" presentation:class="title" presentation:placeholder="false">
          <draw:text-box>
            <text:p text:style-name="a1189" text:class-names="" text:cond-style-name=""><text:span text:style-name="a1188" text:class-names="">ppLayoutTwoObjectsOverText</text:span></text:p>
          </draw:text-box>
          <svg:title/>
          <svg:desc/>
        </draw:frame>
        <draw:frame draw:id="id192" presentation:style-name="a1191" draw:name="Content Placeholder 5" svg:x="1.11458in" svg:y="1.75in" svg:width="3.1875in" svg:height="2.39063in" style:rel-width="scale" style:rel-height="scale" presentation:class="graphic" presentation:placeholder="false">
          <draw:image xlink:href="media/image22.png" xlink:type="simple" xlink:show="embed" xlink:actuate="onLoad"/>
          <svg:title/>
          <svg:desc/>
        </draw:frame>
        <draw:frame draw:id="id193" presentation:style-name="a1192" draw:name="Content Placeholder 6" svg:x="5.69792in" svg:y="1.75in" svg:width="3.1875in" svg:height="2.39063in" style:rel-width="scale" style:rel-height="scale" presentation:class="graphic" presentation:placeholder="false">
          <draw:image xlink:href="media/image23.png" xlink:type="simple" xlink:show="embed" xlink:actuate="onLoad"/>
          <svg:title/>
          <svg:desc/>
        </draw:frame>
        <draw:frame draw:id="id194" presentation:style-name="a1199" draw:name="Text Placeholder 4" svg:x="0.5in" svg:y="4.30729in" svg:width="9in" svg:height="2.39236in" presentation:class="outline" presentation:placeholder="false">
          <draw:text-box>
            <text:list text:style-name="a1195">
              <text:list-item>
                <text:p text:style-name="a1194" text:class-names="" text:cond-style-name=""><text:span text:style-name="a1193" text:class-names="">Text(4)</text:span></text:p>
              </text:list-item>
            </text:list>
            <text:list text:style-name="a1198">
              <text:list-item>
                <text:list text:style-name="a1198">
                  <text:list-item>
                    <text:p text:style-name="a1197" text:class-names="" text:cond-style-name=""><text:span text:style-name="a1196" text:class-names="">For ppLayoutTwoObjectsOverText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6" draw:style-name="a1201" draw:master-page-name="Master1-Layout24-tbl-Title-and-Table" presentation:presentation-page-layout-name="Master1-PPL24" draw:id="Slide-271">
        <draw:frame draw:id="id195" presentation:style-name="a1204" draw:name="Title 1" svg:x="0.5in" svg:y="0.30035in" svg:width="9in" svg:height="1.25in" presentation:class="title" presentation:placeholder="false">
          <draw:text-box>
            <text:p text:style-name="a1203" text:class-names="" text:cond-style-name=""><text:span text:style-name="a1202" text:class-names="">ppLayoutTable</text:span></text:p>
          </draw:text-box>
          <svg:title/>
          <svg:desc/>
        </draw:frame>
        <draw:frame draw:id="id196" presentation:style-name="a1205" draw:name="Table Placeholder 2" svg:x="0.5in" svg:y="1.75in" svg:width="9in" svg:height="4.94965in" presentation:class="tab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2" style:display-name="Title and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3" style:display-name="Title and 2 Column Tex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4" style:display-name="Title and Text over Content">
      <presentation:placeholder presentation:object="title" svg:x="0.5in" svg:y="0.30035in" svg:width="9in" svg:height="1.25in"/>
      <presentation:placeholder presentation:object="outline" svg:x="0.5in" svg:y="1.75in" svg:width="9in" svg:height="2.39063in"/>
      <presentation:placeholder presentation:object="object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5" style:display-name="Title, Text, and Conten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6" style:display-name="Title, Content and Tex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7" style:display-name="Title, Text, and 2 Conten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bject" svg:x="5.08333in" svg:y="1.75in" svg:width="4.41667in" svg:height="2.39063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8" style:display-name="Title, Content, and 2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2.39063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9" style:display-name="Title and Content over Text">
      <presentation:placeholder presentation:object="title" svg:x="0.5in" svg:y="0.30035in" svg:width="9in" svg:height="1.25in"/>
      <presentation:placeholder presentation:object="object" svg:x="0.5in" svg:y="1.75in" svg:width="9in" svg:height="2.39063in"/>
      <presentation:placeholder presentation:object="outline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0" style:display-name="Title and 4 Conten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5.08333in" svg:y="1.75in" svg:width="4.41667in" svg:height="2.39063in"/>
      <presentation:placeholder presentation:object="object" svg:x="0.5in" svg:y="4.30729in" svg:width="4.41667in" svg:height="2.39236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1" style:display-name="Title, 2 Content and Conten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0.5in" svg:y="4.30729in" svg:width="4.41667in" svg:height="2.39236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2" style:display-name="Title, 2 Content and Tex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0.5in" svg:y="4.30729in" svg:width="4.41667in" svg:height="2.39236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3" style:display-name="Title and 2 Content over Tex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5.08333in" svg:y="1.75in" svg:width="4.41667in" svg:height="2.39063in"/>
      <presentation:placeholder presentation:object="outline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4" style:display-name="Title and Table">
      <presentation:placeholder presentation:object="title" svg:x="0.5in" svg:y="0.30035in" svg:width="9in" svg:height="1.25in"/>
      <presentation:placeholder presentation:object="tabl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1120" xlink:href="media/image24.png" xlink:show="embed" xlink:actuate="onLoad"/>
    <draw:fill-image draw:name="a1074" xlink:href="media/image24.png" xlink:show="embed" xlink:actuate="onLoad"/>
    <draw:fill-image draw:name="a1100" xlink:href="media/image24.png" xlink:show="embed" xlink:actuate="onLoad"/>
    <draw:fill-image draw:name="a99" xlink:href="media/image24.png" xlink:show="embed" xlink:actuate="onLoad"/>
    <draw:fill-image draw:name="a739" xlink:href="media/image24.png" xlink:show="embed" xlink:actuate="onLoad"/>
    <draw:fill-image draw:name="a1107" xlink:href="media/image24.png" xlink:show="embed" xlink:actuate="onLoad"/>
    <draw:fill-image draw:name="a31" xlink:href="media/image24.png" xlink:show="embed" xlink:actuate="onLoad"/>
    <draw:fill-image draw:name="a944" xlink:href="media/image24.png" xlink:show="embed" xlink:actuate="onLoad"/>
    <draw:fill-image draw:name="a347" xlink:href="media/image24.png" xlink:show="embed" xlink:actuate="onLoad"/>
    <draw:fill-image draw:name="a1037" xlink:href="media/image24.png" xlink:show="embed" xlink:actuate="onLoad"/>
    <draw:fill-image draw:name="a629" xlink:href="media/image24.png" xlink:show="embed" xlink:actuate="onLoad"/>
    <draw:fill-image draw:name="a1172" xlink:href="media/image24.png" xlink:show="embed" xlink:actuate="onLoad"/>
    <draw:fill-image draw:name="a1200" xlink:href="media/image24.png" xlink:show="embed" xlink:actuate="onLoad"/>
    <draw:fill-image draw:name="a216" xlink:href="media/image24.png" xlink:show="embed" xlink:actuate="onLoad"/>
    <draw:fill-image draw:name="a1155" xlink:href="media/image24.png" xlink:show="embed" xlink:actuate="onLoad"/>
    <draw:fill-image draw:name="a692" xlink:href="media/image24.png" xlink:show="embed" xlink:actuate="onLoad"/>
    <draw:fill-image draw:name="a80" xlink:href="media/image24.png" xlink:show="embed" xlink:actuate="onLoad"/>
    <draw:fill-image draw:name="a146" xlink:href="media/image24.png" xlink:show="embed" xlink:actuate="onLoad"/>
    <draw:fill-image draw:name="a1134" xlink:href="media/image24.png" xlink:show="embed" xlink:actuate="onLoad"/>
    <draw:fill-image draw:name="a519" xlink:href="media/image24.png" xlink:show="embed" xlink:actuate="onLoad"/>
    <draw:fill-image draw:name="a818" xlink:href="media/image24.png" xlink:show="embed" xlink:actuate="onLoad"/>
    <draw:fill-image draw:name="a1087" xlink:href="media/image24.png" xlink:show="embed" xlink:actuate="onLoad"/>
    <draw:fill-image draw:name="a425" xlink:href="media/image24.png" xlink:show="embed" xlink:actuate="onLoad"/>
    <draw:fill-image draw:name="a378" xlink:href="media/image24.png" xlink:show="embed" xlink:actuate="onLoad"/>
    <draw:fill-image draw:name="a1068" xlink:href="media/image24.png" xlink:show="embed" xlink:actuate="onLoad"/>
    <draw:fill-image draw:name="a881" xlink:href="media/image24.png" xlink:show="embed" xlink:actuate="onLoad"/>
    <draw:fill-image draw:name="a285" xlink:href="media/image24.png" xlink:show="embed" xlink:actuate="onLoad"/>
    <draw:fill-image draw:name="a1049" xlink:href="media/image24.png" xlink:show="embed" xlink:actuate="onLoad"/>
    <draw:fill-image draw:name="a263" xlink:href="media/image24.png" xlink:show="embed" xlink:actuate="onLoad"/>
    <draw:fill-image draw:name="a1026" xlink:href="media/image24.png" xlink:show="embed" xlink:actuate="onLoad"/>
    <draw:fill-image draw:name="a0" xlink:href="media/image24.png" xlink:show="embed" xlink:actuate="onLoad"/>
    <draw:fill-image draw:name="a49" xlink:href="media/image24.png" xlink:show="embed" xlink:actuate="onLoad"/>
    <draw:fill-image draw:name="a566" xlink:href="media/image24.png" xlink:show="embed" xlink:actuate="onLoad"/>
    <draw:fill-image draw:name="a316" xlink:href="media/image24.png" xlink:show="embed" xlink:actuate="onLoad"/>
    <draw:fill-image draw:name="a1007" xlink:href="media/image24.png" xlink:show="embed" xlink:actuate="onLoad"/>
    <draw:fill-image draw:name="a472" xlink:href="media/image24.png" xlink:show="embed" xlink:actuate="onLoad"/>
    <draw:fill-image draw:name="a1186" xlink:href="media/image24.png" xlink:show="embed" xlink:actuate="onLoad"/>
    <draw:fill-image draw:name="a1164" xlink:href="media/image24.png" xlink:show="embed" xlink:actuate="onLoad"/>
    <draw:fill-image draw:name="a201" xlink:href="media/image24.png" xlink:show="embed" xlink:actuate="onLoad"/>
    <draw:fill-image draw:name="a228" xlink:href="media/image24.png" xlink:show="embed" xlink:actuate="onLoad"/>
    <draw:fill-image draw:name="a1142" xlink:href="media/image24.pn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bitmap" draw:fill-image-name="a2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">
      <style:drawing-page-properties draw:fill="bitmap" draw:fill-image-name="a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9">
      <style:drawing-page-properties draw:fill="bitmap" draw:fill-image-name="a2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3">
      <style:drawing-page-properties draw:fill="bitmap" draw:fill-image-name="a6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bitmap" draw:fill-image-name="a4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8">
      <style:drawing-page-properties draw:fill="bitmap" draw:fill-image-name="a10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5">
      <style:drawing-page-properties draw:fill="bitmap" draw:fill-image-name="a9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bitmap" draw:fill-image-name="a2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bitmap" draw:fill-image-name="a2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0">
      <style:drawing-page-properties draw:fill="bitmap" draw:fill-image-name="a7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bitmap" draw:fill-image-name="a5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7">
      <style:drawing-page-properties draw:fill="bitmap" draw:fill-image-name="a3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">
      <style:drawing-page-properties draw:fill="bitmap" draw:fill-image-name="a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7">
      <style:drawing-page-properties draw:fill="bitmap" draw:fill-image-name="a5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8">
      <style:drawing-page-properties draw:fill="bitmap" draw:fill-image-name="a3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9">
      <style:drawing-page-properties draw:fill="bitmap" draw:fill-image-name="a8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">
      <style:drawing-page-properties draw:fill="bitmap" draw:fill-image-name="a1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9">
      <style:drawing-page-properties draw:fill="bitmap" draw:fill-image-name="a3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">
      <style:drawing-page-properties draw:fill="bitmap" draw:fill-image-name="a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bitmap" draw:fill-image-name="a62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bitmap" draw:fill-image-name="a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6">
      <style:drawing-page-properties draw:fill="bitmap" draw:fill-image-name="a4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2">
      <style:drawing-page-properties draw:fill="bitmap" draw:fill-image-name="a8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2">
      <style:drawing-page-properties draw:fill="bitmap" draw:fill-image-name="a2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6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71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83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5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5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7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95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72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6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6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1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6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1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8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0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7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9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7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90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97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7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1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1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1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8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8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3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5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5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75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92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2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4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0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9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4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1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1" presentation:style-name="a20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5in" svg:y="6.95139in" svg:width="2.33333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0/30/2015</text:date></text:span></text:p>
        </draw:text-box>
        <svg:title/>
        <svg:desc/>
      </draw:frame>
      <draw:frame draw:id="id3" presentation:style-name="a27" draw:name="Footer Placeholder 4" svg:x="3.41667in" svg:y="6.95139in" svg:width="3.1666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7.16667in" svg:y="6.95139in" svg:width="2.33333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0.75in" svg:y="2.32986in" svg:width="8.5in" svg:height="1.60764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5in" svg:y="4.25in" svg:width="7in" svg:height="1.91667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2" draw:name="Date Placeholder 3" svg:x="0.5in" svg:y="6.95139in" svg:width="2.33333in" svg:height="0.39931in" presentation:class="date-time" presentation:placeholder="false">
        <draw:text-box>
          <text:p text:style-name="a41" text:class-names="" text:cond-style-name=""><text:span text:style-name="a39" text:class-names=""><text:date text:fixed="false" style:data-style-name="a40">10/30/2015</text:date></text:span></text:p>
        </draw:text-box>
        <svg:title/>
        <svg:desc/>
      </draw:frame>
      <draw:frame draw:id="id8" presentation:style-name="a45" draw:name="Footer Placeholder 4" svg:x="3.41667in" svg:y="6.95139in" svg:width="3.16667in" svg:height="0.39931in" presentation:class="footer" presentation:placeholder="false">
        <draw:text-box>
          <text:p text:style-name="a44" text:class-names="" text:cond-style-name=""><text:span text:style-name="a43" text:class-names=""/></text:p>
        </draw:text-box>
        <svg:title/>
        <svg:desc/>
      </draw:frame>
      <draw:frame draw:id="id9" presentation:style-name="a48" draw:name="Slide Number Placeholder 5" svg:x="7.16667in" svg:y="6.95139in" svg:width="2.33333in" svg:height="0.39931in" presentation:class="page-number" presentation:placeholder="false">
        <draw:text-box>
          <text:p text:style-name="a47" text:class-names="" text:cond-style-name=""><text:span text:style-name="a46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0">
      <draw:frame draw:id="id10" presentation:style-name="a53" draw:name="Title 1" svg:x="0.5in" svg:y="0.30035in" svg:width="9in" svg:height="1.25in" presentation:class="title" presentation:placeholder="false">
        <draw:text-box>
          <text:p text:style-name="a52" text:class-names="" text:cond-style-name=""><text:span text:style-name="a51" text:class-names="">Click to edit Master title style</text:span></text:p>
        </draw:text-box>
        <svg:title/>
        <svg:desc/>
      </draw:frame>
      <draw:frame draw:id="id11" presentation:style-name="a69" draw:name="Content Placeholder 2" svg:x="0.5in" svg:y="1.75in" svg:width="9in" svg:height="4.94965in" presentation:class="object" presentation:placeholder="false">
        <draw:text-box>
          <text:list text:style-name="a56">
            <text:list-item>
              <text:p text:style-name="a55" text:class-names="" text:cond-style-name=""><text:span text:style-name="a54" text:class-names="">Click to edit Master text styles</text:span></text:p>
            </text:list-item>
          </text:list>
          <text:list text:style-name="a59">
            <text:list-item>
              <text:list text:style-name="a59">
                <text:list-item>
                  <text:p text:style-name="a58" text:class-names="" text:cond-style-name=""><text:span text:style-name="a57" text:class-names="">Second level</text:span></text:p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p text:style-name="a61" text:class-names="" text:cond-style-name=""><text:span text:style-name="a60" text:class-names="">Third level</text:span></text:p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p text:style-name="a64" text:class-names="" text:cond-style-name=""><text:span text:style-name="a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list text:style-name="a68">
                        <text:list-item>
                          <text:list text:style-name="a68">
                            <text:list-item>
                              <text:p text:style-name="a67" text:class-names="" text:cond-style-name=""><text:span text:style-name="a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3" draw:name="Date Placeholder 3" svg:x="0.5in" svg:y="6.95139in" svg:width="2.33333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10/30/2015</text:date></text:span></text:p>
        </draw:text-box>
        <svg:title/>
        <svg:desc/>
      </draw:frame>
      <draw:frame draw:id="id13" presentation:style-name="a76" draw:name="Footer Placeholder 4" svg:x="3.41667in" svg:y="6.95139in" svg:width="3.16667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4" presentation:style-name="a79" draw:name="Slide Number Placeholder 5" svg:x="7.16667in" svg:y="6.95139in" svg:width="2.33333in" svg:height="0.39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1">
      <draw:frame draw:id="id15" presentation:style-name="a84" draw:name="Title 1" svg:x="0.78993in" svg:y="4.81944in" svg:width="8.5in" svg:height="1.48958in" presentation:class="title" presentation:placeholder="false">
        <draw:text-box>
          <text:p text:style-name="a83" text:class-names="" text:cond-style-name=""><text:span text:style-name="a82" text:class-names="">Click to edit Master title style</text:span></text:p>
        </draw:text-box>
        <svg:title/>
        <svg:desc/>
      </draw:frame>
      <draw:frame draw:id="id16" presentation:style-name="a88" draw:name="Text Placeholder 2" svg:x="0.78993in" svg:y="3.17882in" svg:width="8.5in" svg:height="1.64062in" presentation:class="outline" presentation:placeholder="false">
        <draw:text-box>
          <text:list text:style-name="a87">
            <text:list-item>
              <text:p text:style-name="a86" text:class-names="" text:cond-style-name=""><text:span text:style-name="a85" text:class-names="">Click to edit Master text styles</text:span></text:p>
            </text:list-item>
          </text:list>
        </draw:text-box>
        <svg:title/>
        <svg:desc/>
      </draw:frame>
      <draw:frame draw:id="id17" presentation:style-name="a92" draw:name="Date Placeholder 3" svg:x="0.5in" svg:y="6.95139in" svg:width="2.33333in" svg:height="0.39931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10/30/2015</text:date></text:span></text:p>
        </draw:text-box>
        <svg:title/>
        <svg:desc/>
      </draw:frame>
      <draw:frame draw:id="id18" presentation:style-name="a95" draw:name="Footer Placeholder 4" svg:x="3.41667in" svg:y="6.95139in" svg:width="3.16667in" svg:height="0.39931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19" presentation:style-name="a98" draw:name="Slide Number Placeholder 5" svg:x="7.16667in" svg:y="6.95139in" svg:width="2.33333in" svg:height="0.39931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0">
      <draw:frame draw:id="id20" presentation:style-name="a103" draw:name="Title 1" svg:x="0.5in" svg:y="0.30035in" svg:width="9in" svg:height="1.25in" presentation:class="title" presentation:placeholder="false">
        <draw:text-box>
          <text:p text:style-name="a102" text:class-names="" text:cond-style-name=""><text:span text:style-name="a101" text:class-names="">Click to edit Master title style</text:span></text:p>
        </draw:text-box>
        <svg:title/>
        <svg:desc/>
      </draw:frame>
      <draw:frame draw:id="id21" presentation:style-name="a119" draw:name="Content Placeholder 2" svg:x="0.5in" svg:y="1.75in" svg:width="4.41667in" svg:height="4.94965in" presentation:class="object" presentation:placeholder="false">
        <draw:text-box>
          <text:list text:style-name="a106">
            <text:list-item>
              <text:p text:style-name="a105" text:class-names="" text:cond-style-name=""><text:span text:style-name="a104" text:class-names="">Click to edit Master text styles</text:span></text:p>
            </text:list-item>
          </text:list>
          <text:list text:style-name="a109">
            <text:list-item>
              <text:list text:style-name="a109">
                <text:list-item>
                  <text:p text:style-name="a108" text:class-names="" text:cond-style-name=""><text:span text:style-name="a107" text:class-names="">Second level</text:span></text:p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p text:style-name="a111" text:class-names="" text:cond-style-name=""><text:span text:style-name="a1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p text:style-name="a114" text:class-names="" text:cond-style-name=""><text:span text:style-name="a1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list text:style-name="a118">
                            <text:list-item>
                              <text:p text:style-name="a117" text:class-names="" text:cond-style-name=""><text:span text:style-name="a1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5" draw:name="Content Placeholder 3" svg:x="5.08333in" svg:y="1.75in" svg:width="4.41667in" svg:height="4.9496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list text:style-name="a134">
                            <text:list-item>
                              <text:p text:style-name="a133" text:class-names="" text:cond-style-name=""><text:span text:style-name="a1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9" draw:name="Date Placeholder 4" svg:x="0.5in" svg:y="6.95139in" svg:width="2.33333in" svg:height="0.39931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10/30/2015</text:date></text:span></text:p>
        </draw:text-box>
        <svg:title/>
        <svg:desc/>
      </draw:frame>
      <draw:frame draw:id="id24" presentation:style-name="a142" draw:name="Footer Placeholder 5" svg:x="3.41667in" svg:y="6.95139in" svg:width="3.16667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Slide Number Placeholder 6" svg:x="7.16667in" svg:y="6.95139in" svg:width="2.33333in" svg:height="0.3993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7">
      <draw:frame draw:id="id26" presentation:style-name="a150" draw:name="Title 1" svg:x="0.5in" svg:y="0.30035in" svg:width="9in" svg:height="1.25in" presentation:class="title" presentation:placeholder="false">
        <draw:text-box>
          <text:p text:style-name="a149" text:class-names="" text:cond-style-name=""><text:span text:style-name="a148" text:class-names="">Click to edit Master title style</text:span></text:p>
        </draw:text-box>
        <svg:title/>
        <svg:desc/>
      </draw:frame>
      <draw:frame draw:id="id27" presentation:style-name="a154" draw:name="Text Placeholder 2" svg:x="0.5in" svg:y="1.67882in" svg:width="4.4184in" svg:height="0.69965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Click to edit Master text styles</text:span></text:p>
            </text:list-item>
          </text:list>
        </draw:text-box>
        <svg:title/>
        <svg:desc/>
      </draw:frame>
      <draw:frame draw:id="id28" presentation:style-name="a170" draw:name="Content Placeholder 3" svg:x="0.5in" svg:y="2.37847in" svg:width="4.4184in" svg:height="4.32118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4" draw:name="Text Placeholder 4" svg:x="5.07986in" svg:y="1.67882in" svg:width="4.42014in" svg:height="0.69965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ck to edit Master text styles</text:span></text:p>
            </text:list-item>
          </text:list>
        </draw:text-box>
        <svg:title/>
        <svg:desc/>
      </draw:frame>
      <draw:frame draw:id="id30" presentation:style-name="a190" draw:name="Content Placeholder 5" svg:x="5.07986in" svg:y="2.37847in" svg:width="4.42014in" svg:height="4.32118in" presentation:class="object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Second level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Third level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list text:style-name="a189">
                            <text:list-item>
                              <text:p text:style-name="a188" text:class-names="" text:cond-style-name=""><text:span text:style-name="a1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4" draw:name="Date Placeholder 6" svg:x="0.5in" svg:y="6.95139in" svg:width="2.33333in" svg:height="0.39931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10/30/2015</text:date></text:span></text:p>
        </draw:text-box>
        <svg:title/>
        <svg:desc/>
      </draw:frame>
      <draw:frame draw:id="id32" presentation:style-name="a197" draw:name="Footer Placeholder 7" svg:x="3.41667in" svg:y="6.95139in" svg:width="3.16667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3" presentation:style-name="a200" draw:name="Slide Number Placeholder 8" svg:x="7.16667in" svg:y="6.95139in" svg:width="2.33333in" svg:height="0.39931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2">
      <draw:frame draw:id="id34" presentation:style-name="a205" draw:name="Title 1" svg:x="0.5in" svg:y="0.30035in" svg:width="9in" svg:height="1.25in" presentation:class="title" presentation:placeholder="false">
        <draw:text-box>
          <text:p text:style-name="a204" text:class-names="" text:cond-style-name=""><text:span text:style-name="a203" text:class-names="">Click to edit Master title style</text:span></text:p>
        </draw:text-box>
        <svg:title/>
        <svg:desc/>
      </draw:frame>
      <draw:frame draw:id="id35" presentation:style-name="a209" draw:name="Date Placeholder 2" svg:x="0.5in" svg:y="6.95139in" svg:width="2.33333in" svg:height="0.39931in" presentation:class="date-time" presentation:placeholder="false">
        <draw:text-box>
          <text:p text:style-name="a208" text:class-names="" text:cond-style-name=""><text:span text:style-name="a206" text:class-names=""><text:date text:fixed="false" style:data-style-name="a207">10/30/2015</text:date></text:span></text:p>
        </draw:text-box>
        <svg:title/>
        <svg:desc/>
      </draw:frame>
      <draw:frame draw:id="id36" presentation:style-name="a212" draw:name="Footer Placeholder 3" svg:x="3.41667in" svg:y="6.95139in" svg:width="3.16667in" svg:height="0.39931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37" presentation:style-name="a215" draw:name="Slide Number Placeholder 4" svg:x="7.16667in" svg:y="6.95139in" svg:width="2.33333in" svg:height="0.39931in" presentation:class="page-number" presentation:placeholder="false">
        <draw:text-box>
          <text:p text:style-name="a214" text:class-names="" text:cond-style-name=""><text:span text:style-name="a213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17">
      <draw:frame draw:id="id38" presentation:style-name="a221" draw:name="Date Placeholder 1" svg:x="0.5in" svg:y="6.95139in" svg:width="2.33333in" svg:height="0.39931in" presentation:class="date-time" presentation:placeholder="false">
        <draw:text-box>
          <text:p text:style-name="a220" text:class-names="" text:cond-style-name=""><text:span text:style-name="a218" text:class-names=""><text:date text:fixed="false" style:data-style-name="a219">10/30/2015</text:date></text:span></text:p>
        </draw:text-box>
        <svg:title/>
        <svg:desc/>
      </draw:frame>
      <draw:frame draw:id="id39" presentation:style-name="a224" draw:name="Footer Placeholder 2" svg:x="3.41667in" svg:y="6.95139in" svg:width="3.16667in" svg:height="0.39931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40" presentation:style-name="a227" draw:name="Slide Number Placeholder 3" svg:x="7.16667in" svg:y="6.95139in" svg:width="2.33333in" svg:height="0.39931in" presentation:class="page-number" presentation:placeholder="false">
        <draw:text-box>
          <text:p text:style-name="a226" text:class-names="" text:cond-style-name=""><text:span text:style-name="a225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9">
      <draw:frame draw:id="id41" presentation:style-name="a232" draw:name="Title 1" svg:x="0.5in" svg:y="0.29861in" svg:width="3.28993in" svg:height="1.27083in" presentation:class="title" presentation:placeholder="false">
        <draw:text-box>
          <text:p text:style-name="a231" text:class-names="" text:cond-style-name=""><text:span text:style-name="a230" text:class-names="">Click to edit Master title style</text:span></text:p>
        </draw:text-box>
        <svg:title/>
        <svg:desc/>
      </draw:frame>
      <draw:frame draw:id="id42" presentation:style-name="a248" draw:name="Content Placeholder 2" svg:x="3.90972in" svg:y="0.29861in" svg:width="5.59028in" svg:height="6.40104in" presentation:class="object" presentation:placeholder="false">
        <draw:text-box>
          <text:list text:style-name="a235">
            <text:list-item>
              <text:p text:style-name="a234" text:class-names="" text:cond-style-name=""><text:span text:style-name="a233" text:class-names="">Click to edit Master text styles</text:span></text:p>
            </text:list-item>
          </text:list>
          <text:list text:style-name="a238">
            <text:list-item>
              <text:list text:style-name="a238">
                <text:list-item>
                  <text:p text:style-name="a237" text:class-names="" text:cond-style-name=""><text:span text:style-name="a236" text:class-names="">Second level</text:span></text:p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p text:style-name="a240" text:class-names="" text:cond-style-name=""><text:span text:style-name="a239" text:class-names="">Third level</text:span></text:p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p text:style-name="a243" text:class-names="" text:cond-style-name=""><text:span text:style-name="a2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2" draw:name="Text Placeholder 3" svg:x="0.5in" svg:y="1.56944in" svg:width="3.28993in" svg:height="5.13021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ck to edit Master text styles</text:span></text:p>
            </text:list-item>
          </text:list>
        </draw:text-box>
        <svg:title/>
        <svg:desc/>
      </draw:frame>
      <draw:frame draw:id="id44" presentation:style-name="a256" draw:name="Date Placeholder 4" svg:x="0.5in" svg:y="6.95139in" svg:width="2.33333in" svg:height="0.39931in" presentation:class="date-time" presentation:placeholder="false">
        <draw:text-box>
          <text:p text:style-name="a255" text:class-names="" text:cond-style-name=""><text:span text:style-name="a253" text:class-names=""><text:date text:fixed="false" style:data-style-name="a254">10/30/2015</text:date></text:span></text:p>
        </draw:text-box>
        <svg:title/>
        <svg:desc/>
      </draw:frame>
      <draw:frame draw:id="id45" presentation:style-name="a259" draw:name="Footer Placeholder 5" svg:x="3.41667in" svg:y="6.95139in" svg:width="3.16667in" svg:height="0.39931in" presentation:class="footer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46" presentation:style-name="a262" draw:name="Slide Number Placeholder 6" svg:x="7.16667in" svg:y="6.95139in" svg:width="2.33333in" svg:height="0.39931in" presentation:class="page-number" presentation:placeholder="false">
        <draw:text-box>
          <text:p text:style-name="a261" text:class-names="" text:cond-style-name=""><text:span text:style-name="a260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64">
      <draw:frame draw:id="id47" presentation:style-name="a267" draw:name="Title 1" svg:x="1.96007in" svg:y="5.25in" svg:width="6in" svg:height="0.61979in" presentation:class="title" presentation:placeholder="false">
        <draw:text-box>
          <text:p text:style-name="a266" text:class-names="" text:cond-style-name=""><text:span text:style-name="a265" text:class-names="">Click to edit Master title style</text:span></text:p>
        </draw:text-box>
        <svg:title/>
        <svg:desc/>
      </draw:frame>
      <draw:frame draw:id="id48" presentation:style-name="a270" draw:name="Picture Placeholder 2" svg:x="1.96007in" svg:y="0.67014in" svg:width="6in" svg:height="4.5in" presentation:class="graphic" presentation:placeholder="false">
        <draw:text-box>
          <text:p text:style-name="a269" text:class-names="" text:cond-style-name=""><text:span text:style-name="a268" text:class-names=""/></text:p>
        </draw:text-box>
        <svg:title/>
        <svg:desc/>
      </draw:frame>
      <draw:frame draw:id="id49" presentation:style-name="a274" draw:name="Text Placeholder 3" svg:x="1.96007in" svg:y="5.86979in" svg:width="6in" svg:height="0.88021in" presentation:class="outline" presentation:placeholder="false">
        <draw:text-box>
          <text:list text:style-name="a273">
            <text:list-item>
              <text:p text:style-name="a272" text:class-names="" text:cond-style-name=""><text:span text:style-name="a271" text:class-names="">Click to edit Master text styles</text:span></text:p>
            </text:list-item>
          </text:list>
        </draw:text-box>
        <svg:title/>
        <svg:desc/>
      </draw:frame>
      <draw:frame draw:id="id50" presentation:style-name="a278" draw:name="Date Placeholder 4" svg:x="0.5in" svg:y="6.95139in" svg:width="2.33333in" svg:height="0.39931in" presentation:class="date-time" presentation:placeholder="false">
        <draw:text-box>
          <text:p text:style-name="a277" text:class-names="" text:cond-style-name=""><text:span text:style-name="a275" text:class-names=""><text:date text:fixed="false" style:data-style-name="a276">10/30/2015</text:date></text:span></text:p>
        </draw:text-box>
        <svg:title/>
        <svg:desc/>
      </draw:frame>
      <draw:frame draw:id="id51" presentation:style-name="a281" draw:name="Footer Placeholder 5" svg:x="3.41667in" svg:y="6.95139in" svg:width="3.16667in" svg:height="0.39931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52" presentation:style-name="a284" draw:name="Slide Number Placeholder 6" svg:x="7.16667in" svg:y="6.95139in" svg:width="2.33333in" svg:height="0.39931in" presentation:class="page-number" presentation:placeholder="false">
        <draw:text-box>
          <text:p text:style-name="a283" text:class-names="" text:cond-style-name=""><text:span text:style-name="a28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86">
      <draw:frame draw:id="id53" presentation:style-name="a289" draw:name="Title 1" svg:x="0.5in" svg:y="0.30035in" svg:width="9in" svg:height="1.25in" presentation:class="title" presentation:placeholder="false">
        <draw:text-box>
          <text:p text:style-name="a288" text:class-names="" text:cond-style-name=""><text:span text:style-name="a287" text:class-names="">Click to edit Master title style</text:span></text:p>
        </draw:text-box>
        <svg:title/>
        <svg:desc/>
      </draw:frame>
      <draw:frame draw:id="id54" presentation:style-name="a305" draw:name="Vertical Text Placeholder 2" svg:x="0.5in" svg:y="1.75in" svg:width="9in" svg:height="4.94965in" presentation:class="outline" presentation:placeholder="false">
        <draw:text-box>
          <text:list text:style-name="a292">
            <text:list-item>
              <text:p text:style-name="a291" text:class-names="" text:cond-style-name=""><text:span text:style-name="a290" text:class-names="">Click to edit Master text styles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Second level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Third level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list text:style-name="a304">
                            <text:list-item>
                              <text:p text:style-name="a303" text:class-names="" text:cond-style-name=""><text:span text:style-name="a3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09" draw:name="Date Placeholder 3" svg:x="0.5in" svg:y="6.95139in" svg:width="2.33333in" svg:height="0.39931in" presentation:class="date-time" presentation:placeholder="false">
        <draw:text-box>
          <text:p text:style-name="a308" text:class-names="" text:cond-style-name=""><text:span text:style-name="a306" text:class-names=""><text:date text:fixed="false" style:data-style-name="a307">10/30/2015</text:date></text:span></text:p>
        </draw:text-box>
        <svg:title/>
        <svg:desc/>
      </draw:frame>
      <draw:frame draw:id="id56" presentation:style-name="a312" draw:name="Footer Placeholder 4" svg:x="3.41667in" svg:y="6.95139in" svg:width="3.16667in" svg:height="0.39931in" presentation:class="footer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57" presentation:style-name="a315" draw:name="Slide Number Placeholder 5" svg:x="7.16667in" svg:y="6.95139in" svg:width="2.33333in" svg:height="0.39931in" presentation:class="page-number" presentation:placeholder="false">
        <draw:text-box>
          <text:p text:style-name="a314" text:class-names="" text:cond-style-name=""><text:span text:style-name="a313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17">
      <draw:frame draw:id="id58" presentation:style-name="a320" draw:name="Vertical Title 1" svg:x="7.25in" svg:y="0.30035in" svg:width="2.25in" svg:height="6.39931in" presentation:class="title" presentation:placeholder="false">
        <draw:text-box>
          <text:p text:style-name="a319" text:class-names="" text:cond-style-name=""><text:span text:style-name="a318" text:class-names="">Click to edit Master title style</text:span></text:p>
        </draw:text-box>
        <svg:title/>
        <svg:desc/>
      </draw:frame>
      <draw:frame draw:id="id59" presentation:style-name="a336" draw:name="Vertical Text Placeholder 2" svg:x="0.5in" svg:y="0.30035in" svg:width="6.58333in" svg:height="6.39931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ck to edit Master text styles</text:span></text:p>
            </text:list-item>
          </text:list>
          <text:list text:style-name="a326">
            <text:list-item>
              <text:list text:style-name="a326">
                <text:list-item>
                  <text:p text:style-name="a325" text:class-names="" text:cond-style-name=""><text:span text:style-name="a324" text:class-names="">Second level</text:span></text:p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p text:style-name="a328" text:class-names="" text:cond-style-name=""><text:span text:style-name="a327" text:class-names="">Third level</text:span></text:p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p text:style-name="a331" text:class-names="" text:cond-style-name=""><text:span text:style-name="a3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list text:style-name="a335">
                            <text:list-item>
                              <text:p text:style-name="a334" text:class-names="" text:cond-style-name=""><text:span text:style-name="a3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0" draw:name="Date Placeholder 3" svg:x="0.5in" svg:y="6.95139in" svg:width="2.33333in" svg:height="0.39931in" presentation:class="date-time" presentation:placeholder="false">
        <draw:text-box>
          <text:p text:style-name="a339" text:class-names="" text:cond-style-name=""><text:span text:style-name="a337" text:class-names=""><text:date text:fixed="false" style:data-style-name="a338">10/30/2015</text:date></text:span></text:p>
        </draw:text-box>
        <svg:title/>
        <svg:desc/>
      </draw:frame>
      <draw:frame draw:id="id61" presentation:style-name="a343" draw:name="Footer Placeholder 4" svg:x="3.41667in" svg:y="6.95139in" svg:width="3.16667in" svg:height="0.39931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62" presentation:style-name="a346" draw:name="Slide Number Placeholder 5" svg:x="7.16667in" svg:y="6.95139in" svg:width="2.33333in" svg:height="0.39931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</style:master-page>
    <style:master-page style:name="Master1-Layout12-tx-Title-and-Text" style:page-layout-name="pageLayout1" draw:style-name="a348">
      <draw:frame draw:id="id63" presentation:style-name="a351" draw:name="Title 1" svg:x="0.5in" svg:y="0.30035in" svg:width="9in" svg:height="1.25in" presentation:class="title" presentation:placeholder="false">
        <draw:text-box>
          <text:p text:style-name="a350" text:class-names="" text:cond-style-name=""><text:span text:style-name="a349" text:class-names="">Click to edit Master title style</text:span></text:p>
        </draw:text-box>
        <svg:title/>
        <svg:desc/>
      </draw:frame>
      <draw:frame draw:id="id64" presentation:style-name="a367" draw:name="Text Placeholder 2" svg:x="0.5in" svg:y="1.75in" svg:width="9in" svg:height="4.94965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 le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hird le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371" draw:name="Date Placeholder 3" svg:x="0.5in" svg:y="6.95139in" svg:width="2.33333in" svg:height="0.39931in" presentation:class="date-time" presentation:placeholder="false">
        <draw:text-box>
          <text:p text:style-name="a370" text:class-names="" text:cond-style-name=""><text:span text:style-name="a368" text:class-names=""><text:date text:fixed="false" style:data-style-name="a369">10/30/2015</text:date></text:span></text:p>
        </draw:text-box>
        <svg:title/>
        <svg:desc/>
      </draw:frame>
      <draw:frame draw:id="id66" presentation:style-name="a374" draw:name="Footer Placeholder 4" svg:x="3.41667in" svg:y="6.95139in" svg:width="3.16667in" svg:height="0.39931in" presentation:class="footer" presentation:placeholder="false">
        <draw:text-box>
          <text:p text:style-name="a373" text:class-names="" text:cond-style-name=""><text:span text:style-name="a372" text:class-names=""/></text:p>
        </draw:text-box>
        <svg:title/>
        <svg:desc/>
      </draw:frame>
      <draw:frame draw:id="id67" presentation:style-name="a377" draw:name="Slide Number Placeholder 5" svg:x="7.16667in" svg:y="6.95139in" svg:width="2.33333in" svg:height="0.39931in" presentation:class="page-number" presentation:placeholder="false">
        <draw:text-box>
          <text:p text:style-name="a376" text:class-names="" text:cond-style-name=""><text:span text:style-name="a375" text:class-names=""><text:page-number style:num-format="1" text:fixed="false"/></text:span></text:p>
        </draw:text-box>
        <svg:title/>
        <svg:desc/>
      </draw:frame>
    </style:master-page>
    <style:master-page style:name="Master1-Layout13-twoColTx-Title-and-2-Column-Text" style:page-layout-name="pageLayout1" draw:style-name="a379">
      <draw:frame draw:id="id68" presentation:style-name="a382" draw:name="Title 1" svg:x="0.5in" svg:y="0.30035in" svg:width="9in" svg:height="1.25in" presentation:class="title" presentation:placeholder="false">
        <draw:text-box>
          <text:p text:style-name="a381" text:class-names="" text:cond-style-name=""><text:span text:style-name="a380" text:class-names="">Click to edit Master title style</text:span></text:p>
        </draw:text-box>
        <svg:title/>
        <svg:desc/>
      </draw:frame>
      <draw:frame draw:id="id69" presentation:style-name="a398" draw:name="Text Placeholder 2" svg:x="0.5in" svg:y="1.75in" svg:width="4.41667in" svg:height="4.94965in" presentation:class="outline" presentation:placeholder="false">
        <draw:text-box>
          <text:list text:style-name="a385">
            <text:list-item>
              <text:p text:style-name="a384" text:class-names="" text:cond-style-name=""><text:span text:style-name="a383" text:class-names="">Click to edit Master text styles</text:span></text:p>
            </text:list-item>
          </text:list>
          <text:list text:style-name="a388">
            <text:list-item>
              <text:list text:style-name="a388">
                <text:list-item>
                  <text:p text:style-name="a387" text:class-names="" text:cond-style-name=""><text:span text:style-name="a386" text:class-names="">Second level</text:span></text:p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p text:style-name="a390" text:class-names="" text:cond-style-name=""><text:span text:style-name="a389" text:class-names="">Third level</text:span></text:p>
                    </text:list-item>
                  </text:list>
                </text:list-item>
              </text:list>
            </text:list-item>
          </text:list>
          <text:list text:style-name="a394">
            <text:list-item>
              <text:list text:style-name="a394">
                <text:list-item>
                  <text:list text:style-name="a394">
                    <text:list-item>
                      <text:list text:style-name="a394">
                        <text:list-item>
                          <text:p text:style-name="a393" text:class-names="" text:cond-style-name=""><text:span text:style-name="a3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list text:style-name="a397">
                        <text:list-item>
                          <text:list text:style-name="a397">
                            <text:list-item>
                              <text:p text:style-name="a396" text:class-names="" text:cond-style-name=""><text:span text:style-name="a3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14" draw:name="Text Placeholder 3" svg:x="5.08333in" svg:y="1.75in" svg:width="4.41667in" svg:height="4.9496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ck to edit Master text styles</text:span></text:p>
            </text:list-item>
          </text:list>
          <text:list text:style-name="a404">
            <text:list-item>
              <text:list text:style-name="a404">
                <text:list-item>
                  <text:p text:style-name="a403" text:class-names="" text:cond-style-name=""><text:span text:style-name="a402" text:class-names="">Second level</text:span></text:p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p text:style-name="a406" text:class-names="" text:cond-style-name=""><text:span text:style-name="a405" text:class-names="">Third level</text:span></text:p>
                    </text:list-item>
                  </text:list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list text:style-name="a410">
                        <text:list-item>
                          <text:p text:style-name="a409" text:class-names="" text:cond-style-name=""><text:span text:style-name="a4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list text:style-name="a413">
                        <text:list-item>
                          <text:list text:style-name="a413">
                            <text:list-item>
                              <text:p text:style-name="a412" text:class-names="" text:cond-style-name=""><text:span text:style-name="a4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418" draw:name="Date Placeholder 4" svg:x="0.5in" svg:y="6.95139in" svg:width="2.33333in" svg:height="0.39931in" presentation:class="date-time" presentation:placeholder="false">
        <draw:text-box>
          <text:p text:style-name="a417" text:class-names="" text:cond-style-name=""><text:span text:style-name="a415" text:class-names=""><text:date text:fixed="false" style:data-style-name="a416">10/30/2015</text:date></text:span></text:p>
        </draw:text-box>
        <svg:title/>
        <svg:desc/>
      </draw:frame>
      <draw:frame draw:id="id72" presentation:style-name="a421" draw:name="Footer Placeholder 5" svg:x="3.41667in" svg:y="6.95139in" svg:width="3.16667in" svg:height="0.39931in" presentation:class="footer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73" presentation:style-name="a424" draw:name="Slide Number Placeholder 6" svg:x="7.16667in" svg:y="6.95139in" svg:width="2.33333in" svg:height="0.39931in" presentation:class="page-number" presentation:placeholder="false">
        <draw:text-box>
          <text:p text:style-name="a423" text:class-names="" text:cond-style-name=""><text:span text:style-name="a422" text:class-names=""><text:page-number style:num-format="1" text:fixed="false"/></text:span></text:p>
        </draw:text-box>
        <svg:title/>
        <svg:desc/>
      </draw:frame>
    </style:master-page>
    <style:master-page style:name="Master1-Layout14-txOverObj-Title-and-Text-over-Content" style:page-layout-name="pageLayout1" draw:style-name="a426">
      <draw:frame draw:id="id74" presentation:style-name="a429" draw:name="Title 1" svg:x="0.5in" svg:y="0.30035in" svg:width="9in" svg:height="1.25in" presentation:class="title" presentation:placeholder="false">
        <draw:text-box>
          <text:p text:style-name="a428" text:class-names="" text:cond-style-name=""><text:span text:style-name="a427" text:class-names="">Click to edit Master title style</text:span></text:p>
        </draw:text-box>
        <svg:title/>
        <svg:desc/>
      </draw:frame>
      <draw:frame draw:id="id75" presentation:style-name="a445" draw:name="Text Placeholder 2" svg:x="0.5in" svg:y="1.75in" svg:width="9in" svg:height="2.39063in" presentation:class="outline" presentation:placeholder="false">
        <draw:text-box>
          <text:list text:style-name="a432">
            <text:list-item>
              <text:p text:style-name="a431" text:class-names="" text:cond-style-name=""><text:span text:style-name="a430" text:class-names="">Click to edit Master text styles</text:span></text:p>
            </text:list-item>
          </text:list>
          <text:list text:style-name="a435">
            <text:list-item>
              <text:list text:style-name="a435">
                <text:list-item>
                  <text:p text:style-name="a434" text:class-names="" text:cond-style-name=""><text:span text:style-name="a433" text:class-names="">Second level</text:span></text:p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p text:style-name="a437" text:class-names="" text:cond-style-name=""><text:span text:style-name="a436" text:class-names="">Third level</text:span></text:p>
                    </text:list-item>
                  </text:list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list text:style-name="a441">
                        <text:list-item>
                          <text:p text:style-name="a440" text:class-names="" text:cond-style-name=""><text:span text:style-name="a4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list text:style-name="a444">
                            <text:list-item>
                              <text:p text:style-name="a443" text:class-names="" text:cond-style-name=""><text:span text:style-name="a4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461" draw:name="Content Placeholder 3" svg:x="0.5in" svg:y="4.30729in" svg:width="9in" svg:height="2.39236in" presentation:class="object" presentation:placeholder="false">
        <draw:text-box>
          <text:list text:style-name="a448">
            <text:list-item>
              <text:p text:style-name="a447" text:class-names="" text:cond-style-name=""><text:span text:style-name="a446" text:class-names="">Click to edit Master text styles</text:span></text:p>
            </text:list-item>
          </text:list>
          <text:list text:style-name="a451">
            <text:list-item>
              <text:list text:style-name="a451">
                <text:list-item>
                  <text:p text:style-name="a450" text:class-names="" text:cond-style-name=""><text:span text:style-name="a449" text:class-names="">Second level</text:span></text:p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p text:style-name="a453" text:class-names="" text:cond-style-name=""><text:span text:style-name="a452" text:class-names="">Third level</text:span></text:p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p text:style-name="a456" text:class-names="" text:cond-style-name=""><text:span text:style-name="a4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list text:style-name="a460">
                        <text:list-item>
                          <text:list text:style-name="a460">
                            <text:list-item>
                              <text:p text:style-name="a459" text:class-names="" text:cond-style-name=""><text:span text:style-name="a45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465" draw:name="Date Placeholder 4" svg:x="0.5in" svg:y="6.95139in" svg:width="2.33333in" svg:height="0.39931in" presentation:class="date-time" presentation:placeholder="false">
        <draw:text-box>
          <text:p text:style-name="a464" text:class-names="" text:cond-style-name=""><text:span text:style-name="a462" text:class-names=""><text:date text:fixed="false" style:data-style-name="a463">10/30/2015</text:date></text:span></text:p>
        </draw:text-box>
        <svg:title/>
        <svg:desc/>
      </draw:frame>
      <draw:frame draw:id="id78" presentation:style-name="a468" draw:name="Footer Placeholder 5" svg:x="3.41667in" svg:y="6.95139in" svg:width="3.16667in" svg:height="0.39931in" presentation:class="footer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79" presentation:style-name="a471" draw:name="Slide Number Placeholder 6" svg:x="7.16667in" svg:y="6.95139in" svg:width="2.33333in" svg:height="0.39931in" presentation:class="page-number" presentation:placeholder="false">
        <draw:text-box>
          <text:p text:style-name="a470" text:class-names="" text:cond-style-name=""><text:span text:style-name="a469" text:class-names=""><text:page-number style:num-format="1" text:fixed="false"/></text:span></text:p>
        </draw:text-box>
        <svg:title/>
        <svg:desc/>
      </draw:frame>
    </style:master-page>
    <style:master-page style:name="Master1-Layout15-txAndObj-Title,-Text,-and-Content" style:page-layout-name="pageLayout1" draw:style-name="a473">
      <draw:frame draw:id="id80" presentation:style-name="a476" draw:name="Title 1" svg:x="0.5in" svg:y="0.30035in" svg:width="9in" svg:height="1.25in" presentation:class="title" presentation:placeholder="false">
        <draw:text-box>
          <text:p text:style-name="a475" text:class-names="" text:cond-style-name=""><text:span text:style-name="a474" text:class-names="">Click to edit Master title style</text:span></text:p>
        </draw:text-box>
        <svg:title/>
        <svg:desc/>
      </draw:frame>
      <draw:frame draw:id="id81" presentation:style-name="a492" draw:name="Text Placeholder 2" svg:x="0.5in" svg:y="1.75in" svg:width="4.41667in" svg:height="4.94965in" presentation:class="outline" presentation:placeholder="false">
        <draw:text-box>
          <text:list text:style-name="a479">
            <text:list-item>
              <text:p text:style-name="a478" text:class-names="" text:cond-style-name=""><text:span text:style-name="a477" text:class-names="">Click to edit Master text styles</text:span></text:p>
            </text:list-item>
          </text:list>
          <text:list text:style-name="a482">
            <text:list-item>
              <text:list text:style-name="a482">
                <text:list-item>
                  <text:p text:style-name="a481" text:class-names="" text:cond-style-name=""><text:span text:style-name="a480" text:class-names="">Second level</text:span></text:p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p text:style-name="a484" text:class-names="" text:cond-style-name=""><text:span text:style-name="a483" text:class-names="">Third level</text:span></text:p>
                    </text:list-item>
                  </text:list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list text:style-name="a488">
                        <text:list-item>
                          <text:p text:style-name="a487" text:class-names="" text:cond-style-name=""><text:span text:style-name="a4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list text:style-name="a491">
                            <text:list-item>
                              <text:p text:style-name="a490" text:class-names="" text:cond-style-name=""><text:span text:style-name="a4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508" draw:name="Content Placeholder 3" svg:x="5.08333in" svg:y="1.75in" svg:width="4.41667in" svg:height="4.94965in" presentation:class="object" presentation:placeholder="false">
        <draw:text-box>
          <text:list text:style-name="a495">
            <text:list-item>
              <text:p text:style-name="a494" text:class-names="" text:cond-style-name=""><text:span text:style-name="a493" text:class-names="">Click to edit Master text styles</text:span></text:p>
            </text:list-item>
          </text:list>
          <text:list text:style-name="a498">
            <text:list-item>
              <text:list text:style-name="a498">
                <text:list-item>
                  <text:p text:style-name="a497" text:class-names="" text:cond-style-name=""><text:span text:style-name="a496" text:class-names="">Second level</text:span></text:p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p text:style-name="a500" text:class-names="" text:cond-style-name=""><text:span text:style-name="a499" text:class-names="">Third level</text:span></text:p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p text:style-name="a503" text:class-names="" text:cond-style-name=""><text:span text:style-name="a5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list text:style-name="a507">
                            <text:list-item>
                              <text:p text:style-name="a506" text:class-names="" text:cond-style-name=""><text:span text:style-name="a5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512" draw:name="Date Placeholder 4" svg:x="0.5in" svg:y="6.95139in" svg:width="2.33333in" svg:height="0.39931in" presentation:class="date-time" presentation:placeholder="false">
        <draw:text-box>
          <text:p text:style-name="a511" text:class-names="" text:cond-style-name=""><text:span text:style-name="a509" text:class-names=""><text:date text:fixed="false" style:data-style-name="a510">10/30/2015</text:date></text:span></text:p>
        </draw:text-box>
        <svg:title/>
        <svg:desc/>
      </draw:frame>
      <draw:frame draw:id="id84" presentation:style-name="a515" draw:name="Footer Placeholder 5" svg:x="3.41667in" svg:y="6.95139in" svg:width="3.16667in" svg:height="0.39931in" presentation:class="footer" presentation:placeholder="false">
        <draw:text-box>
          <text:p text:style-name="a514" text:class-names="" text:cond-style-name=""><text:span text:style-name="a513" text:class-names=""/></text:p>
        </draw:text-box>
        <svg:title/>
        <svg:desc/>
      </draw:frame>
      <draw:frame draw:id="id85" presentation:style-name="a518" draw:name="Slide Number Placeholder 6" svg:x="7.16667in" svg:y="6.95139in" svg:width="2.33333in" svg:height="0.39931in" presentation:class="page-number" presentation:placeholder="false">
        <draw:text-box>
          <text:p text:style-name="a517" text:class-names="" text:cond-style-name=""><text:span text:style-name="a516" text:class-names=""><text:page-number style:num-format="1" text:fixed="false"/></text:span></text:p>
        </draw:text-box>
        <svg:title/>
        <svg:desc/>
      </draw:frame>
    </style:master-page>
    <style:master-page style:name="Master1-Layout16-objAndTx-Title,-Content-and-Text" style:page-layout-name="pageLayout1" draw:style-name="a520">
      <draw:frame draw:id="id86" presentation:style-name="a523" draw:name="Title 1" svg:x="0.5in" svg:y="0.30035in" svg:width="9in" svg:height="1.25in" presentation:class="title" presentation:placeholder="false">
        <draw:text-box>
          <text:p text:style-name="a522" text:class-names="" text:cond-style-name=""><text:span text:style-name="a521" text:class-names="">Click to edit Master title style</text:span></text:p>
        </draw:text-box>
        <svg:title/>
        <svg:desc/>
      </draw:frame>
      <draw:frame draw:id="id87" presentation:style-name="a539" draw:name="Content Placeholder 2" svg:x="0.5in" svg:y="1.75in" svg:width="4.41667in" svg:height="4.94965in" presentation:class="object" presentation:placeholder="false">
        <draw:text-box>
          <text:list text:style-name="a526">
            <text:list-item>
              <text:p text:style-name="a525" text:class-names="" text:cond-style-name=""><text:span text:style-name="a524" text:class-names="">Click to edit Master text styles</text:span></text:p>
            </text:list-item>
          </text:list>
          <text:list text:style-name="a529">
            <text:list-item>
              <text:list text:style-name="a529">
                <text:list-item>
                  <text:p text:style-name="a528" text:class-names="" text:cond-style-name=""><text:span text:style-name="a527" text:class-names="">Second level</text:span></text:p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p text:style-name="a531" text:class-names="" text:cond-style-name=""><text:span text:style-name="a530" text:class-names="">Third level</text:span></text:p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p text:style-name="a534" text:class-names="" text:cond-style-name=""><text:span text:style-name="a5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8">
            <text:list-item>
              <text:list text:style-name="a538">
                <text:list-item>
                  <text:list text:style-name="a538">
                    <text:list-item>
                      <text:list text:style-name="a538">
                        <text:list-item>
                          <text:list text:style-name="a538">
                            <text:list-item>
                              <text:p text:style-name="a537" text:class-names="" text:cond-style-name=""><text:span text:style-name="a5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555" draw:name="Text Placeholder 3" svg:x="5.08333in" svg:y="1.75in" svg:width="4.41667in" svg:height="4.94965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Click to edit Master text styles</text:span></text:p>
            </text:list-item>
          </text:list>
          <text:list text:style-name="a545">
            <text:list-item>
              <text:list text:style-name="a545">
                <text:list-item>
                  <text:p text:style-name="a544" text:class-names="" text:cond-style-name=""><text:span text:style-name="a543" text:class-names="">Second level</text:span></text:p>
                </text:list-item>
              </text:list>
            </text:list-item>
          </text:list>
          <text:list text:style-name="a548">
            <text:list-item>
              <text:list text:style-name="a548">
                <text:list-item>
                  <text:list text:style-name="a548">
                    <text:list-item>
                      <text:p text:style-name="a547" text:class-names="" text:cond-style-name=""><text:span text:style-name="a546" text:class-names="">Third level</text:span></text:p>
                    </text:list-item>
                  </text:list>
                </text:list-item>
              </text:list>
            </text:list-item>
          </text:list>
          <text:list text:style-name="a551">
            <text:list-item>
              <text:list text:style-name="a551">
                <text:list-item>
                  <text:list text:style-name="a551">
                    <text:list-item>
                      <text:list text:style-name="a551">
                        <text:list-item>
                          <text:p text:style-name="a550" text:class-names="" text:cond-style-name=""><text:span text:style-name="a5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4">
            <text:list-item>
              <text:list text:style-name="a554">
                <text:list-item>
                  <text:list text:style-name="a554">
                    <text:list-item>
                      <text:list text:style-name="a554">
                        <text:list-item>
                          <text:list text:style-name="a554">
                            <text:list-item>
                              <text:p text:style-name="a553" text:class-names="" text:cond-style-name=""><text:span text:style-name="a5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9" presentation:style-name="a559" draw:name="Date Placeholder 4" svg:x="0.5in" svg:y="6.95139in" svg:width="2.33333in" svg:height="0.39931in" presentation:class="date-time" presentation:placeholder="false">
        <draw:text-box>
          <text:p text:style-name="a558" text:class-names="" text:cond-style-name=""><text:span text:style-name="a556" text:class-names=""><text:date text:fixed="false" style:data-style-name="a557">10/30/2015</text:date></text:span></text:p>
        </draw:text-box>
        <svg:title/>
        <svg:desc/>
      </draw:frame>
      <draw:frame draw:id="id90" presentation:style-name="a562" draw:name="Footer Placeholder 5" svg:x="3.41667in" svg:y="6.95139in" svg:width="3.16667in" svg:height="0.39931in" presentation:class="footer" presentation:placeholder="false">
        <draw:text-box>
          <text:p text:style-name="a561" text:class-names="" text:cond-style-name=""><text:span text:style-name="a560" text:class-names=""/></text:p>
        </draw:text-box>
        <svg:title/>
        <svg:desc/>
      </draw:frame>
      <draw:frame draw:id="id91" presentation:style-name="a565" draw:name="Slide Number Placeholder 6" svg:x="7.16667in" svg:y="6.95139in" svg:width="2.33333in" svg:height="0.39931in" presentation:class="page-number" presentation:placeholder="false">
        <draw:text-box>
          <text:p text:style-name="a564" text:class-names="" text:cond-style-name=""><text:span text:style-name="a563" text:class-names=""><text:page-number style:num-format="1" text:fixed="false"/></text:span></text:p>
        </draw:text-box>
        <svg:title/>
        <svg:desc/>
      </draw:frame>
    </style:master-page>
    <style:master-page style:name="Master1-Layout17-txAndTwoObj-Title,-Text,-and-2-Content" style:page-layout-name="pageLayout1" draw:style-name="a567">
      <draw:frame draw:id="id92" presentation:style-name="a570" draw:name="Title 1" svg:x="0.5in" svg:y="0.30035in" svg:width="9in" svg:height="1.25in" presentation:class="title" presentation:placeholder="false">
        <draw:text-box>
          <text:p text:style-name="a569" text:class-names="" text:cond-style-name=""><text:span text:style-name="a568" text:class-names="">Click to edit Master title style</text:span></text:p>
        </draw:text-box>
        <svg:title/>
        <svg:desc/>
      </draw:frame>
      <draw:frame draw:id="id93" presentation:style-name="a586" draw:name="Text Placeholder 2" svg:x="0.5in" svg:y="1.75in" svg:width="4.41667in" svg:height="4.94965in" presentation:class="outline" presentation:placeholder="false">
        <draw:text-box>
          <text:list text:style-name="a573">
            <text:list-item>
              <text:p text:style-name="a572" text:class-names="" text:cond-style-name=""><text:span text:style-name="a571" text:class-names="">Click to edit Master text styles</text:span></text:p>
            </text:list-item>
          </text:list>
          <text:list text:style-name="a576">
            <text:list-item>
              <text:list text:style-name="a576">
                <text:list-item>
                  <text:p text:style-name="a575" text:class-names="" text:cond-style-name=""><text:span text:style-name="a574" text:class-names="">Second level</text:span></text:p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p text:style-name="a578" text:class-names="" text:cond-style-name=""><text:span text:style-name="a577" text:class-names="">Third level</text:span></text:p>
                    </text:list-item>
                  </text:list>
                </text:list-item>
              </text:list>
            </text:list-item>
          </text:list>
          <text:list text:style-name="a582">
            <text:list-item>
              <text:list text:style-name="a582">
                <text:list-item>
                  <text:list text:style-name="a582">
                    <text:list-item>
                      <text:list text:style-name="a582">
                        <text:list-item>
                          <text:p text:style-name="a581" text:class-names="" text:cond-style-name=""><text:span text:style-name="a5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5">
            <text:list-item>
              <text:list text:style-name="a585">
                <text:list-item>
                  <text:list text:style-name="a585">
                    <text:list-item>
                      <text:list text:style-name="a585">
                        <text:list-item>
                          <text:list text:style-name="a585">
                            <text:list-item>
                              <text:p text:style-name="a584" text:class-names="" text:cond-style-name=""><text:span text:style-name="a58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602" draw:name="Content Placeholder 3" svg:x="5.08333in" svg:y="1.75in" svg:width="4.41667in" svg:height="2.39063in" presentation:class="object" presentation:placeholder="false">
        <draw:text-box>
          <text:list text:style-name="a589">
            <text:list-item>
              <text:p text:style-name="a588" text:class-names="" text:cond-style-name=""><text:span text:style-name="a587" text:class-names="">Click to edit Master text styles</text:span></text:p>
            </text:list-item>
          </text:list>
          <text:list text:style-name="a592">
            <text:list-item>
              <text:list text:style-name="a592">
                <text:list-item>
                  <text:p text:style-name="a591" text:class-names="" text:cond-style-name=""><text:span text:style-name="a590" text:class-names="">Second level</text:span></text:p>
                </text:list-item>
              </text:list>
            </text:list-item>
          </text:list>
          <text:list text:style-name="a595">
            <text:list-item>
              <text:list text:style-name="a595">
                <text:list-item>
                  <text:list text:style-name="a595">
                    <text:list-item>
                      <text:p text:style-name="a594" text:class-names="" text:cond-style-name=""><text:span text:style-name="a593" text:class-names="">Third level</text:span></text:p>
                    </text:list-item>
                  </text:list>
                </text:list-item>
              </text:list>
            </text:list-item>
          </text:list>
          <text:list text:style-name="a598">
            <text:list-item>
              <text:list text:style-name="a598">
                <text:list-item>
                  <text:list text:style-name="a598">
                    <text:list-item>
                      <text:list text:style-name="a598">
                        <text:list-item>
                          <text:p text:style-name="a597" text:class-names="" text:cond-style-name=""><text:span text:style-name="a5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1">
            <text:list-item>
              <text:list text:style-name="a601">
                <text:list-item>
                  <text:list text:style-name="a601">
                    <text:list-item>
                      <text:list text:style-name="a601">
                        <text:list-item>
                          <text:list text:style-name="a601">
                            <text:list-item>
                              <text:p text:style-name="a600" text:class-names="" text:cond-style-name=""><text:span text:style-name="a59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618" draw:name="Content Placeholder 4" svg:x="5.08333in" svg:y="4.30729in" svg:width="4.41667in" svg:height="2.39236in" presentation:class="object" presentation:placeholder="false">
        <draw:text-box>
          <text:list text:style-name="a605">
            <text:list-item>
              <text:p text:style-name="a604" text:class-names="" text:cond-style-name=""><text:span text:style-name="a603" text:class-names="">Click to edit Master text styles</text:span></text:p>
            </text:list-item>
          </text:list>
          <text:list text:style-name="a608">
            <text:list-item>
              <text:list text:style-name="a608">
                <text:list-item>
                  <text:p text:style-name="a607" text:class-names="" text:cond-style-name=""><text:span text:style-name="a606" text:class-names="">Second level</text:span></text:p>
                </text:list-item>
              </text:list>
            </text:list-item>
          </text:list>
          <text:list text:style-name="a611">
            <text:list-item>
              <text:list text:style-name="a611">
                <text:list-item>
                  <text:list text:style-name="a611">
                    <text:list-item>
                      <text:p text:style-name="a610" text:class-names="" text:cond-style-name=""><text:span text:style-name="a609" text:class-names="">Third level</text:span></text:p>
                    </text:list-item>
                  </text:list>
                </text:list-item>
              </text:list>
            </text:list-item>
          </text:list>
          <text:list text:style-name="a614">
            <text:list-item>
              <text:list text:style-name="a614">
                <text:list-item>
                  <text:list text:style-name="a614">
                    <text:list-item>
                      <text:list text:style-name="a614">
                        <text:list-item>
                          <text:p text:style-name="a613" text:class-names="" text:cond-style-name=""><text:span text:style-name="a6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list text:style-name="a617">
                        <text:list-item>
                          <text:list text:style-name="a617">
                            <text:list-item>
                              <text:p text:style-name="a616" text:class-names="" text:cond-style-name=""><text:span text:style-name="a6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622" draw:name="Date Placeholder 5" svg:x="0.5in" svg:y="6.95139in" svg:width="2.33333in" svg:height="0.39931in" presentation:class="date-time" presentation:placeholder="false">
        <draw:text-box>
          <text:p text:style-name="a621" text:class-names="" text:cond-style-name=""><text:span text:style-name="a619" text:class-names=""><text:date text:fixed="false" style:data-style-name="a620">10/30/2015</text:date></text:span></text:p>
        </draw:text-box>
        <svg:title/>
        <svg:desc/>
      </draw:frame>
      <draw:frame draw:id="id97" presentation:style-name="a625" draw:name="Footer Placeholder 6" svg:x="3.41667in" svg:y="6.95139in" svg:width="3.16667in" svg:height="0.39931in" presentation:class="footer" presentation:placeholder="false">
        <draw:text-box>
          <text:p text:style-name="a624" text:class-names="" text:cond-style-name=""><text:span text:style-name="a623" text:class-names=""/></text:p>
        </draw:text-box>
        <svg:title/>
        <svg:desc/>
      </draw:frame>
      <draw:frame draw:id="id98" presentation:style-name="a628" draw:name="Slide Number Placeholder 7" svg:x="7.16667in" svg:y="6.95139in" svg:width="2.33333in" svg:height="0.39931in" presentation:class="page-number" presentation:placeholder="false">
        <draw:text-box>
          <text:p text:style-name="a627" text:class-names="" text:cond-style-name=""><text:span text:style-name="a626" text:class-names=""><text:page-number style:num-format="1" text:fixed="false"/></text:span></text:p>
        </draw:text-box>
        <svg:title/>
        <svg:desc/>
      </draw:frame>
    </style:master-page>
    <style:master-page style:name="Master1-Layout18-objAndTwoObj-Title,-Content,-and-2-Content" style:page-layout-name="pageLayout1" draw:style-name="a630">
      <draw:frame draw:id="id99" presentation:style-name="a633" draw:name="Title 1" svg:x="0.5in" svg:y="0.30035in" svg:width="9in" svg:height="1.25in" presentation:class="title" presentation:placeholder="false">
        <draw:text-box>
          <text:p text:style-name="a632" text:class-names="" text:cond-style-name=""><text:span text:style-name="a631" text:class-names="">Click to edit Master title style</text:span></text:p>
        </draw:text-box>
        <svg:title/>
        <svg:desc/>
      </draw:frame>
      <draw:frame draw:id="id100" presentation:style-name="a649" draw:name="Content Placeholder 2" svg:x="0.5in" svg:y="1.75in" svg:width="4.41667in" svg:height="4.94965in" presentation:class="object" presentation:placeholder="false">
        <draw:text-box>
          <text:list text:style-name="a636">
            <text:list-item>
              <text:p text:style-name="a635" text:class-names="" text:cond-style-name=""><text:span text:style-name="a634" text:class-names="">Click to edit Master text styles</text:span></text:p>
            </text:list-item>
          </text:list>
          <text:list text:style-name="a639">
            <text:list-item>
              <text:list text:style-name="a639">
                <text:list-item>
                  <text:p text:style-name="a638" text:class-names="" text:cond-style-name=""><text:span text:style-name="a637" text:class-names="">Second level</text:span></text:p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p text:style-name="a641" text:class-names="" text:cond-style-name=""><text:span text:style-name="a640" text:class-names="">Third level</text:span></text:p>
                    </text:list-item>
                  </text:list>
                </text:list-item>
              </text:list>
            </text:list-item>
          </text:list>
          <text:list text:style-name="a645">
            <text:list-item>
              <text:list text:style-name="a645">
                <text:list-item>
                  <text:list text:style-name="a645">
                    <text:list-item>
                      <text:list text:style-name="a645">
                        <text:list-item>
                          <text:p text:style-name="a644" text:class-names="" text:cond-style-name=""><text:span text:style-name="a6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list text:style-name="a648">
                        <text:list-item>
                          <text:list text:style-name="a648">
                            <text:list-item>
                              <text:p text:style-name="a647" text:class-names="" text:cond-style-name=""><text:span text:style-name="a6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665" draw:name="Content Placeholder 3" svg:x="5.08333in" svg:y="1.75in" svg:width="4.41667in" svg:height="2.39063in" presentation:class="object" presentation:placeholder="false">
        <draw:text-box>
          <text:list text:style-name="a652">
            <text:list-item>
              <text:p text:style-name="a651" text:class-names="" text:cond-style-name=""><text:span text:style-name="a650" text:class-names="">Click to edit Master text styles</text:span></text:p>
            </text:list-item>
          </text:list>
          <text:list text:style-name="a655">
            <text:list-item>
              <text:list text:style-name="a655">
                <text:list-item>
                  <text:p text:style-name="a654" text:class-names="" text:cond-style-name=""><text:span text:style-name="a653" text:class-names="">Second level</text:span></text:p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p text:style-name="a657" text:class-names="" text:cond-style-name=""><text:span text:style-name="a656" text:class-names="">Third level</text:span></text:p>
                    </text:list-item>
                  </text:list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list text:style-name="a661">
                        <text:list-item>
                          <text:p text:style-name="a660" text:class-names="" text:cond-style-name=""><text:span text:style-name="a6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4">
            <text:list-item>
              <text:list text:style-name="a664">
                <text:list-item>
                  <text:list text:style-name="a664">
                    <text:list-item>
                      <text:list text:style-name="a664">
                        <text:list-item>
                          <text:list text:style-name="a664">
                            <text:list-item>
                              <text:p text:style-name="a663" text:class-names="" text:cond-style-name=""><text:span text:style-name="a6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681" draw:name="Content Placeholder 4" svg:x="5.08333in" svg:y="4.30729in" svg:width="4.41667in" svg:height="2.39236in" presentation:class="object" presentation:placeholder="false">
        <draw:text-box>
          <text:list text:style-name="a668">
            <text:list-item>
              <text:p text:style-name="a667" text:class-names="" text:cond-style-name=""><text:span text:style-name="a666" text:class-names="">Click to edit Master text styles</text:span></text:p>
            </text:list-item>
          </text:list>
          <text:list text:style-name="a671">
            <text:list-item>
              <text:list text:style-name="a671">
                <text:list-item>
                  <text:p text:style-name="a670" text:class-names="" text:cond-style-name=""><text:span text:style-name="a669" text:class-names="">Second level</text:span></text:p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p text:style-name="a673" text:class-names="" text:cond-style-name=""><text:span text:style-name="a67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7">
            <text:list-item>
              <text:list text:style-name="a677">
                <text:list-item>
                  <text:list text:style-name="a677">
                    <text:list-item>
                      <text:list text:style-name="a677">
                        <text:list-item>
                          <text:p text:style-name="a676" text:class-names="" text:cond-style-name=""><text:span text:style-name="a6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list text:style-name="a680">
                        <text:list-item>
                          <text:list text:style-name="a680">
                            <text:list-item>
                              <text:p text:style-name="a679" text:class-names="" text:cond-style-name=""><text:span text:style-name="a6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685" draw:name="Date Placeholder 5" svg:x="0.5in" svg:y="6.95139in" svg:width="2.33333in" svg:height="0.39931in" presentation:class="date-time" presentation:placeholder="false">
        <draw:text-box>
          <text:p text:style-name="a684" text:class-names="" text:cond-style-name=""><text:span text:style-name="a682" text:class-names=""><text:date text:fixed="false" style:data-style-name="a683">10/30/2015</text:date></text:span></text:p>
        </draw:text-box>
        <svg:title/>
        <svg:desc/>
      </draw:frame>
      <draw:frame draw:id="id104" presentation:style-name="a688" draw:name="Footer Placeholder 6" svg:x="3.41667in" svg:y="6.95139in" svg:width="3.16667in" svg:height="0.39931in" presentation:class="footer" presentation:placeholder="false">
        <draw:text-box>
          <text:p text:style-name="a687" text:class-names="" text:cond-style-name=""><text:span text:style-name="a686" text:class-names=""/></text:p>
        </draw:text-box>
        <svg:title/>
        <svg:desc/>
      </draw:frame>
      <draw:frame draw:id="id105" presentation:style-name="a691" draw:name="Slide Number Placeholder 7" svg:x="7.16667in" svg:y="6.95139in" svg:width="2.33333in" svg:height="0.39931in" presentation:class="page-number" presentation:placeholder="false">
        <draw:text-box>
          <text:p text:style-name="a690" text:class-names="" text:cond-style-name=""><text:span text:style-name="a689" text:class-names=""><text:page-number style:num-format="1" text:fixed="false"/></text:span></text:p>
        </draw:text-box>
        <svg:title/>
        <svg:desc/>
      </draw:frame>
    </style:master-page>
    <style:master-page style:name="Master1-Layout19-objOverTx-Title-and-Content-over-Text" style:page-layout-name="pageLayout1" draw:style-name="a693">
      <draw:frame draw:id="id106" presentation:style-name="a696" draw:name="Title 1" svg:x="0.5in" svg:y="0.30035in" svg:width="9in" svg:height="1.25in" presentation:class="title" presentation:placeholder="false">
        <draw:text-box>
          <text:p text:style-name="a695" text:class-names="" text:cond-style-name=""><text:span text:style-name="a694" text:class-names="">Click to edit Master title style</text:span></text:p>
        </draw:text-box>
        <svg:title/>
        <svg:desc/>
      </draw:frame>
      <draw:frame draw:id="id107" presentation:style-name="a712" draw:name="Content Placeholder 2" svg:x="0.5in" svg:y="1.75in" svg:width="9in" svg:height="2.39063in" presentation:class="object" presentation:placeholder="false">
        <draw:text-box>
          <text:list text:style-name="a699">
            <text:list-item>
              <text:p text:style-name="a698" text:class-names="" text:cond-style-name=""><text:span text:style-name="a697" text:class-names="">Click to edit Master text styles</text:span></text:p>
            </text:list-item>
          </text:list>
          <text:list text:style-name="a702">
            <text:list-item>
              <text:list text:style-name="a702">
                <text:list-item>
                  <text:p text:style-name="a701" text:class-names="" text:cond-style-name=""><text:span text:style-name="a700" text:class-names="">Second level</text:span></text:p>
                </text:list-item>
              </text:list>
            </text:list-item>
          </text:list>
          <text:list text:style-name="a705">
            <text:list-item>
              <text:list text:style-name="a705">
                <text:list-item>
                  <text:list text:style-name="a705">
                    <text:list-item>
                      <text:p text:style-name="a704" text:class-names="" text:cond-style-name=""><text:span text:style-name="a703" text:class-names="">Third level</text:span></text:p>
                    </text:list-item>
                  </text:list>
                </text:list-item>
              </text:list>
            </text:list-item>
          </text:list>
          <text:list text:style-name="a708">
            <text:list-item>
              <text:list text:style-name="a708">
                <text:list-item>
                  <text:list text:style-name="a708">
                    <text:list-item>
                      <text:list text:style-name="a708">
                        <text:list-item>
                          <text:p text:style-name="a707" text:class-names="" text:cond-style-name=""><text:span text:style-name="a7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list text:style-name="a711">
                    <text:list-item>
                      <text:list text:style-name="a711">
                        <text:list-item>
                          <text:list text:style-name="a711">
                            <text:list-item>
                              <text:p text:style-name="a710" text:class-names="" text:cond-style-name=""><text:span text:style-name="a70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728" draw:name="Text Placeholder 3" svg:x="0.5in" svg:y="4.30729in" svg:width="9in" svg:height="2.39236in" presentation:class="outline" presentation:placeholder="false">
        <draw:text-box>
          <text:list text:style-name="a715">
            <text:list-item>
              <text:p text:style-name="a714" text:class-names="" text:cond-style-name=""><text:span text:style-name="a713" text:class-names="">Click to edit Master text styles</text:span></text:p>
            </text:list-item>
          </text:list>
          <text:list text:style-name="a718">
            <text:list-item>
              <text:list text:style-name="a718">
                <text:list-item>
                  <text:p text:style-name="a717" text:class-names="" text:cond-style-name=""><text:span text:style-name="a716" text:class-names="">Second level</text:span></text:p>
                </text:list-item>
              </text:list>
            </text:list-item>
          </text:list>
          <text:list text:style-name="a721">
            <text:list-item>
              <text:list text:style-name="a721">
                <text:list-item>
                  <text:list text:style-name="a721">
                    <text:list-item>
                      <text:p text:style-name="a720" text:class-names="" text:cond-style-name=""><text:span text:style-name="a719" text:class-names="">Third level</text:span></text:p>
                    </text:list-item>
                  </text:list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list text:style-name="a724">
                        <text:list-item>
                          <text:p text:style-name="a723" text:class-names="" text:cond-style-name=""><text:span text:style-name="a7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list text:style-name="a727">
                        <text:list-item>
                          <text:list text:style-name="a727">
                            <text:list-item>
                              <text:p text:style-name="a726" text:class-names="" text:cond-style-name=""><text:span text:style-name="a7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732" draw:name="Date Placeholder 4" svg:x="0.5in" svg:y="6.95139in" svg:width="2.33333in" svg:height="0.39931in" presentation:class="date-time" presentation:placeholder="false">
        <draw:text-box>
          <text:p text:style-name="a731" text:class-names="" text:cond-style-name=""><text:span text:style-name="a729" text:class-names=""><text:date text:fixed="false" style:data-style-name="a730">10/30/2015</text:date></text:span></text:p>
        </draw:text-box>
        <svg:title/>
        <svg:desc/>
      </draw:frame>
      <draw:frame draw:id="id110" presentation:style-name="a735" draw:name="Footer Placeholder 5" svg:x="3.41667in" svg:y="6.95139in" svg:width="3.16667in" svg:height="0.39931in" presentation:class="footer" presentation:placeholder="false">
        <draw:text-box>
          <text:p text:style-name="a734" text:class-names="" text:cond-style-name=""><text:span text:style-name="a733" text:class-names=""/></text:p>
        </draw:text-box>
        <svg:title/>
        <svg:desc/>
      </draw:frame>
      <draw:frame draw:id="id111" presentation:style-name="a738" draw:name="Slide Number Placeholder 6" svg:x="7.16667in" svg:y="6.95139in" svg:width="2.33333in" svg:height="0.39931in" presentation:class="page-number" presentation:placeholder="false">
        <draw:text-box>
          <text:p text:style-name="a737" text:class-names="" text:cond-style-name=""><text:span text:style-name="a736" text:class-names=""><text:page-number style:num-format="1" text:fixed="false"/></text:span></text:p>
        </draw:text-box>
        <svg:title/>
        <svg:desc/>
      </draw:frame>
    </style:master-page>
    <style:master-page style:name="Master1-Layout20-fourObj-Title-and-4-Content" style:page-layout-name="pageLayout1" draw:style-name="a740">
      <draw:frame draw:id="id112" presentation:style-name="a743" draw:name="Title 1" svg:x="0.5in" svg:y="0.30035in" svg:width="9in" svg:height="1.25in" presentation:class="title" presentation:placeholder="false">
        <draw:text-box>
          <text:p text:style-name="a742" text:class-names="" text:cond-style-name=""><text:span text:style-name="a741" text:class-names="">Click to edit Master title style</text:span></text:p>
        </draw:text-box>
        <svg:title/>
        <svg:desc/>
      </draw:frame>
      <draw:frame draw:id="id113" presentation:style-name="a759" draw:name="Content Placeholder 2" svg:x="0.5in" svg:y="1.75in" svg:width="4.41667in" svg:height="2.39063in" presentation:class="object" presentation:placeholder="false">
        <draw:text-box>
          <text:list text:style-name="a746">
            <text:list-item>
              <text:p text:style-name="a745" text:class-names="" text:cond-style-name=""><text:span text:style-name="a744" text:class-names="">Click to edit Master text styles</text:span></text:p>
            </text:list-item>
          </text:list>
          <text:list text:style-name="a749">
            <text:list-item>
              <text:list text:style-name="a749">
                <text:list-item>
                  <text:p text:style-name="a748" text:class-names="" text:cond-style-name=""><text:span text:style-name="a747" text:class-names="">Second level</text:span></text:p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p text:style-name="a751" text:class-names="" text:cond-style-name=""><text:span text:style-name="a750" text:class-names="">Third level</text:span></text:p>
                    </text:list-item>
                  </text:list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list text:style-name="a755">
                        <text:list-item>
                          <text:p text:style-name="a754" text:class-names="" text:cond-style-name=""><text:span text:style-name="a7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8">
            <text:list-item>
              <text:list text:style-name="a758">
                <text:list-item>
                  <text:list text:style-name="a758">
                    <text:list-item>
                      <text:list text:style-name="a758">
                        <text:list-item>
                          <text:list text:style-name="a758">
                            <text:list-item>
                              <text:p text:style-name="a757" text:class-names="" text:cond-style-name=""><text:span text:style-name="a7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75" draw:name="Content Placeholder 3" svg:x="5.08333in" svg:y="1.75in" svg:width="4.41667in" svg:height="2.39063in" presentation:class="object" presentation:placeholder="false">
        <draw:text-box>
          <text:list text:style-name="a762">
            <text:list-item>
              <text:p text:style-name="a761" text:class-names="" text:cond-style-name=""><text:span text:style-name="a760" text:class-names="">Click to edit Master text styles</text:span></text:p>
            </text:list-item>
          </text:list>
          <text:list text:style-name="a765">
            <text:list-item>
              <text:list text:style-name="a765">
                <text:list-item>
                  <text:p text:style-name="a764" text:class-names="" text:cond-style-name=""><text:span text:style-name="a763" text:class-names="">Second level</text:span></text:p>
                </text:list-item>
              </text:list>
            </text:list-item>
          </text:list>
          <text:list text:style-name="a768">
            <text:list-item>
              <text:list text:style-name="a768">
                <text:list-item>
                  <text:list text:style-name="a768">
                    <text:list-item>
                      <text:p text:style-name="a767" text:class-names="" text:cond-style-name=""><text:span text:style-name="a7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list text:style-name="a771">
                        <text:list-item>
                          <text:p text:style-name="a770" text:class-names="" text:cond-style-name=""><text:span text:style-name="a7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4">
            <text:list-item>
              <text:list text:style-name="a774">
                <text:list-item>
                  <text:list text:style-name="a774">
                    <text:list-item>
                      <text:list text:style-name="a774">
                        <text:list-item>
                          <text:list text:style-name="a774">
                            <text:list-item>
                              <text:p text:style-name="a773" text:class-names="" text:cond-style-name=""><text:span text:style-name="a77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5" presentation:style-name="a791" draw:name="Content Placeholder 4" svg:x="0.5in" svg:y="4.30729in" svg:width="4.41667in" svg:height="2.39236in" presentation:class="object" presentation:placeholder="false">
        <draw:text-box>
          <text:list text:style-name="a778">
            <text:list-item>
              <text:p text:style-name="a777" text:class-names="" text:cond-style-name=""><text:span text:style-name="a776" text:class-names="">Click to edit Master text styles</text:span></text:p>
            </text:list-item>
          </text:list>
          <text:list text:style-name="a781">
            <text:list-item>
              <text:list text:style-name="a781">
                <text:list-item>
                  <text:p text:style-name="a780" text:class-names="" text:cond-style-name=""><text:span text:style-name="a779" text:class-names="">Second level</text:span></text:p>
                </text:list-item>
              </text:list>
            </text:list-item>
          </text:list>
          <text:list text:style-name="a784">
            <text:list-item>
              <text:list text:style-name="a784">
                <text:list-item>
                  <text:list text:style-name="a784">
                    <text:list-item>
                      <text:p text:style-name="a783" text:class-names="" text:cond-style-name=""><text:span text:style-name="a782" text:class-names="">Third level</text:span></text:p>
                    </text:list-item>
                  </text:list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list text:style-name="a787">
                        <text:list-item>
                          <text:p text:style-name="a786" text:class-names="" text:cond-style-name=""><text:span text:style-name="a7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list text:style-name="a790">
                        <text:list-item>
                          <text:list text:style-name="a790">
                            <text:list-item>
                              <text:p text:style-name="a789" text:class-names="" text:cond-style-name=""><text:span text:style-name="a7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07" draw:name="Content Placeholder 5" svg:x="5.08333in" svg:y="4.30729in" svg:width="4.41667in" svg:height="2.39236in" presentation:class="object" presentation:placeholder="false">
        <draw:text-box>
          <text:list text:style-name="a794">
            <text:list-item>
              <text:p text:style-name="a793" text:class-names="" text:cond-style-name=""><text:span text:style-name="a792" text:class-names="">Click to edit Master text styles</text:span></text:p>
            </text:list-item>
          </text:list>
          <text:list text:style-name="a797">
            <text:list-item>
              <text:list text:style-name="a797">
                <text:list-item>
                  <text:p text:style-name="a796" text:class-names="" text:cond-style-name=""><text:span text:style-name="a795" text:class-names="">Second level</text:span></text:p>
                </text:list-item>
              </text:list>
            </text:list-item>
          </text:list>
          <text:list text:style-name="a800">
            <text:list-item>
              <text:list text:style-name="a800">
                <text:list-item>
                  <text:list text:style-name="a800">
                    <text:list-item>
                      <text:p text:style-name="a799" text:class-names="" text:cond-style-name=""><text:span text:style-name="a798" text:class-names="">Third level</text:span></text:p>
                    </text:list-item>
                  </text:list>
                </text:list-item>
              </text:list>
            </text:list-item>
          </text:list>
          <text:list text:style-name="a803">
            <text:list-item>
              <text:list text:style-name="a803">
                <text:list-item>
                  <text:list text:style-name="a803">
                    <text:list-item>
                      <text:list text:style-name="a803">
                        <text:list-item>
                          <text:p text:style-name="a802" text:class-names="" text:cond-style-name=""><text:span text:style-name="a8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list text:style-name="a806">
                        <text:list-item>
                          <text:list text:style-name="a806">
                            <text:list-item>
                              <text:p text:style-name="a805" text:class-names="" text:cond-style-name=""><text:span text:style-name="a80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presentation:style-name="a811" draw:name="Date Placeholder 6" svg:x="0.5in" svg:y="6.95139in" svg:width="2.33333in" svg:height="0.39931in" presentation:class="date-time" presentation:placeholder="false">
        <draw:text-box>
          <text:p text:style-name="a810" text:class-names="" text:cond-style-name=""><text:span text:style-name="a808" text:class-names=""><text:date text:fixed="false" style:data-style-name="a809">10/30/2015</text:date></text:span></text:p>
        </draw:text-box>
        <svg:title/>
        <svg:desc/>
      </draw:frame>
      <draw:frame draw:id="id118" presentation:style-name="a814" draw:name="Footer Placeholder 7" svg:x="3.41667in" svg:y="6.95139in" svg:width="3.16667in" svg:height="0.39931in" presentation:class="footer" presentation:placeholder="false">
        <draw:text-box>
          <text:p text:style-name="a813" text:class-names="" text:cond-style-name=""><text:span text:style-name="a812" text:class-names=""/></text:p>
        </draw:text-box>
        <svg:title/>
        <svg:desc/>
      </draw:frame>
      <draw:frame draw:id="id119" presentation:style-name="a817" draw:name="Slide Number Placeholder 8" svg:x="7.16667in" svg:y="6.95139in" svg:width="2.33333in" svg:height="0.39931in" presentation:class="page-number" presentation:placeholder="false">
        <draw:text-box>
          <text:p text:style-name="a816" text:class-names="" text:cond-style-name=""><text:span text:style-name="a815" text:class-names=""><text:page-number style:num-format="1" text:fixed="false"/></text:span></text:p>
        </draw:text-box>
        <svg:title/>
        <svg:desc/>
      </draw:frame>
    </style:master-page>
    <style:master-page style:name="Master1-Layout21-twoObjAndObj-Title,-2-Content-and-Content" style:page-layout-name="pageLayout1" draw:style-name="a819">
      <draw:frame draw:id="id120" presentation:style-name="a822" draw:name="Title 1" svg:x="0.5in" svg:y="0.30035in" svg:width="9in" svg:height="1.25in" presentation:class="title" presentation:placeholder="false">
        <draw:text-box>
          <text:p text:style-name="a821" text:class-names="" text:cond-style-name=""><text:span text:style-name="a820" text:class-names="">Click to edit Master title style</text:span></text:p>
        </draw:text-box>
        <svg:title/>
        <svg:desc/>
      </draw:frame>
      <draw:frame draw:id="id121" presentation:style-name="a838" draw:name="Content Placeholder 2" svg:x="0.5in" svg:y="1.75in" svg:width="4.41667in" svg:height="2.39063in" presentation:class="object" presentation:placeholder="false">
        <draw:text-box>
          <text:list text:style-name="a825">
            <text:list-item>
              <text:p text:style-name="a824" text:class-names="" text:cond-style-name=""><text:span text:style-name="a823" text:class-names="">Click to edit Master text styles</text:span></text:p>
            </text:list-item>
          </text:list>
          <text:list text:style-name="a828">
            <text:list-item>
              <text:list text:style-name="a828">
                <text:list-item>
                  <text:p text:style-name="a827" text:class-names="" text:cond-style-name=""><text:span text:style-name="a826" text:class-names="">Second level</text:span></text:p>
                </text:list-item>
              </text:list>
            </text:list-item>
          </text:list>
          <text:list text:style-name="a831">
            <text:list-item>
              <text:list text:style-name="a831">
                <text:list-item>
                  <text:list text:style-name="a831">
                    <text:list-item>
                      <text:p text:style-name="a830" text:class-names="" text:cond-style-name=""><text:span text:style-name="a829" text:class-names="">Third level</text:span></text:p>
                    </text:list-item>
                  </text:list>
                </text:list-item>
              </text:list>
            </text:list-item>
          </text:list>
          <text:list text:style-name="a834">
            <text:list-item>
              <text:list text:style-name="a834">
                <text:list-item>
                  <text:list text:style-name="a834">
                    <text:list-item>
                      <text:list text:style-name="a834">
                        <text:list-item>
                          <text:p text:style-name="a833" text:class-names="" text:cond-style-name=""><text:span text:style-name="a8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7">
            <text:list-item>
              <text:list text:style-name="a837">
                <text:list-item>
                  <text:list text:style-name="a837">
                    <text:list-item>
                      <text:list text:style-name="a837">
                        <text:list-item>
                          <text:list text:style-name="a837">
                            <text:list-item>
                              <text:p text:style-name="a836" text:class-names="" text:cond-style-name=""><text:span text:style-name="a8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854" draw:name="Content Placeholder 3" svg:x="0.5in" svg:y="4.30729in" svg:width="4.41667in" svg:height="2.39236in" presentation:class="object" presentation:placeholder="false">
        <draw:text-box>
          <text:list text:style-name="a841">
            <text:list-item>
              <text:p text:style-name="a840" text:class-names="" text:cond-style-name=""><text:span text:style-name="a839" text:class-names="">Click to edit Master text styles</text:span></text:p>
            </text:list-item>
          </text:list>
          <text:list text:style-name="a844">
            <text:list-item>
              <text:list text:style-name="a844">
                <text:list-item>
                  <text:p text:style-name="a843" text:class-names="" text:cond-style-name=""><text:span text:style-name="a842" text:class-names="">Second level</text:span></text:p>
                </text:list-item>
              </text:list>
            </text:list-item>
          </text:list>
          <text:list text:style-name="a847">
            <text:list-item>
              <text:list text:style-name="a847">
                <text:list-item>
                  <text:list text:style-name="a847">
                    <text:list-item>
                      <text:p text:style-name="a846" text:class-names="" text:cond-style-name=""><text:span text:style-name="a845" text:class-names="">Third level</text:span></text:p>
                    </text:list-item>
                  </text:list>
                </text:list-item>
              </text:list>
            </text:list-item>
          </text:list>
          <text:list text:style-name="a850">
            <text:list-item>
              <text:list text:style-name="a850">
                <text:list-item>
                  <text:list text:style-name="a850">
                    <text:list-item>
                      <text:list text:style-name="a850">
                        <text:list-item>
                          <text:p text:style-name="a849" text:class-names="" text:cond-style-name=""><text:span text:style-name="a8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list text:style-name="a853">
                        <text:list-item>
                          <text:list text:style-name="a853">
                            <text:list-item>
                              <text:p text:style-name="a852" text:class-names="" text:cond-style-name=""><text:span text:style-name="a8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870" draw:name="Content Placeholder 4" svg:x="5.08333in" svg:y="1.75in" svg:width="4.41667in" svg:height="4.94965in" presentation:class="object" presentation:placeholder="false">
        <draw:text-box>
          <text:list text:style-name="a857">
            <text:list-item>
              <text:p text:style-name="a856" text:class-names="" text:cond-style-name=""><text:span text:style-name="a855" text:class-names="">Click to edit Master text styles</text:span></text:p>
            </text:list-item>
          </text:list>
          <text:list text:style-name="a860">
            <text:list-item>
              <text:list text:style-name="a860">
                <text:list-item>
                  <text:p text:style-name="a859" text:class-names="" text:cond-style-name=""><text:span text:style-name="a858" text:class-names="">Second level</text:span></text:p>
                </text:list-item>
              </text:list>
            </text:list-item>
          </text:list>
          <text:list text:style-name="a863">
            <text:list-item>
              <text:list text:style-name="a863">
                <text:list-item>
                  <text:list text:style-name="a863">
                    <text:list-item>
                      <text:p text:style-name="a862" text:class-names="" text:cond-style-name=""><text:span text:style-name="a861" text:class-names="">Third level</text:span></text:p>
                    </text:list-item>
                  </text:list>
                </text:list-item>
              </text:list>
            </text:list-item>
          </text:list>
          <text:list text:style-name="a866">
            <text:list-item>
              <text:list text:style-name="a866">
                <text:list-item>
                  <text:list text:style-name="a866">
                    <text:list-item>
                      <text:list text:style-name="a866">
                        <text:list-item>
                          <text:p text:style-name="a865" text:class-names="" text:cond-style-name=""><text:span text:style-name="a8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9">
            <text:list-item>
              <text:list text:style-name="a869">
                <text:list-item>
                  <text:list text:style-name="a869">
                    <text:list-item>
                      <text:list text:style-name="a869">
                        <text:list-item>
                          <text:list text:style-name="a869">
                            <text:list-item>
                              <text:p text:style-name="a868" text:class-names="" text:cond-style-name=""><text:span text:style-name="a8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874" draw:name="Date Placeholder 5" svg:x="0.5in" svg:y="6.95139in" svg:width="2.33333in" svg:height="0.39931in" presentation:class="date-time" presentation:placeholder="false">
        <draw:text-box>
          <text:p text:style-name="a873" text:class-names="" text:cond-style-name=""><text:span text:style-name="a871" text:class-names=""><text:date text:fixed="false" style:data-style-name="a872">10/30/2015</text:date></text:span></text:p>
        </draw:text-box>
        <svg:title/>
        <svg:desc/>
      </draw:frame>
      <draw:frame draw:id="id125" presentation:style-name="a877" draw:name="Footer Placeholder 6" svg:x="3.41667in" svg:y="6.95139in" svg:width="3.16667in" svg:height="0.39931in" presentation:class="footer" presentation:placeholder="false">
        <draw:text-box>
          <text:p text:style-name="a876" text:class-names="" text:cond-style-name=""><text:span text:style-name="a875" text:class-names=""/></text:p>
        </draw:text-box>
        <svg:title/>
        <svg:desc/>
      </draw:frame>
      <draw:frame draw:id="id126" presentation:style-name="a880" draw:name="Slide Number Placeholder 7" svg:x="7.16667in" svg:y="6.95139in" svg:width="2.33333in" svg:height="0.39931in" presentation:class="page-number" presentation:placeholder="false">
        <draw:text-box>
          <text:p text:style-name="a879" text:class-names="" text:cond-style-name=""><text:span text:style-name="a878" text:class-names=""><text:page-number style:num-format="1" text:fixed="false"/></text:span></text:p>
        </draw:text-box>
        <svg:title/>
        <svg:desc/>
      </draw:frame>
    </style:master-page>
    <style:master-page style:name="Master1-Layout22-twoObjAndTx-Title,-2-Content-and-Text" style:page-layout-name="pageLayout1" draw:style-name="a882">
      <draw:frame draw:id="id127" presentation:style-name="a885" draw:name="Title 1" svg:x="0.5in" svg:y="0.30035in" svg:width="9in" svg:height="1.25in" presentation:class="title" presentation:placeholder="false">
        <draw:text-box>
          <text:p text:style-name="a884" text:class-names="" text:cond-style-name=""><text:span text:style-name="a883" text:class-names="">Click to edit Master title style</text:span></text:p>
        </draw:text-box>
        <svg:title/>
        <svg:desc/>
      </draw:frame>
      <draw:frame draw:id="id128" presentation:style-name="a901" draw:name="Content Placeholder 2" svg:x="0.5in" svg:y="1.75in" svg:width="4.41667in" svg:height="2.39063in" presentation:class="object" presentation:placeholder="false">
        <draw:text-box>
          <text:list text:style-name="a888">
            <text:list-item>
              <text:p text:style-name="a887" text:class-names="" text:cond-style-name=""><text:span text:style-name="a886" text:class-names="">Click to edit Master text styles</text:span></text:p>
            </text:list-item>
          </text:list>
          <text:list text:style-name="a891">
            <text:list-item>
              <text:list text:style-name="a891">
                <text:list-item>
                  <text:p text:style-name="a890" text:class-names="" text:cond-style-name=""><text:span text:style-name="a889" text:class-names="">Second level</text:span></text:p>
                </text:list-item>
              </text:list>
            </text:list-item>
          </text:list>
          <text:list text:style-name="a894">
            <text:list-item>
              <text:list text:style-name="a894">
                <text:list-item>
                  <text:list text:style-name="a894">
                    <text:list-item>
                      <text:p text:style-name="a893" text:class-names="" text:cond-style-name=""><text:span text:style-name="a892" text:class-names="">Third level</text:span></text:p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p text:style-name="a896" text:class-names="" text:cond-style-name=""><text:span text:style-name="a8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0">
            <text:list-item>
              <text:list text:style-name="a900">
                <text:list-item>
                  <text:list text:style-name="a900">
                    <text:list-item>
                      <text:list text:style-name="a900">
                        <text:list-item>
                          <text:list text:style-name="a900">
                            <text:list-item>
                              <text:p text:style-name="a899" text:class-names="" text:cond-style-name=""><text:span text:style-name="a8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917" draw:name="Content Placeholder 3" svg:x="0.5in" svg:y="4.30729in" svg:width="4.41667in" svg:height="2.39236in" presentation:class="object" presentation:placeholder="false">
        <draw:text-box>
          <text:list text:style-name="a904">
            <text:list-item>
              <text:p text:style-name="a903" text:class-names="" text:cond-style-name=""><text:span text:style-name="a902" text:class-names="">Click to edit Master text styles</text:span></text:p>
            </text:list-item>
          </text:list>
          <text:list text:style-name="a907">
            <text:list-item>
              <text:list text:style-name="a907">
                <text:list-item>
                  <text:p text:style-name="a906" text:class-names="" text:cond-style-name=""><text:span text:style-name="a905" text:class-names="">Second level</text:span></text:p>
                </text:list-item>
              </text:list>
            </text:list-item>
          </text:list>
          <text:list text:style-name="a910">
            <text:list-item>
              <text:list text:style-name="a910">
                <text:list-item>
                  <text:list text:style-name="a910">
                    <text:list-item>
                      <text:p text:style-name="a909" text:class-names="" text:cond-style-name=""><text:span text:style-name="a908" text:class-names="">Third level</text:span></text:p>
                    </text:list-item>
                  </text:list>
                </text:list-item>
              </text:list>
            </text:list-item>
          </text:list>
          <text:list text:style-name="a913">
            <text:list-item>
              <text:list text:style-name="a913">
                <text:list-item>
                  <text:list text:style-name="a913">
                    <text:list-item>
                      <text:list text:style-name="a913">
                        <text:list-item>
                          <text:p text:style-name="a912" text:class-names="" text:cond-style-name=""><text:span text:style-name="a9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6">
            <text:list-item>
              <text:list text:style-name="a916">
                <text:list-item>
                  <text:list text:style-name="a916">
                    <text:list-item>
                      <text:list text:style-name="a916">
                        <text:list-item>
                          <text:list text:style-name="a916">
                            <text:list-item>
                              <text:p text:style-name="a915" text:class-names="" text:cond-style-name=""><text:span text:style-name="a91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0" presentation:style-name="a933" draw:name="Text Placeholder 4" svg:x="5.08333in" svg:y="1.75in" svg:width="4.41667in" svg:height="4.94965in" presentation:class="outline" presentation:placeholder="false">
        <draw:text-box>
          <text:list text:style-name="a920">
            <text:list-item>
              <text:p text:style-name="a919" text:class-names="" text:cond-style-name=""><text:span text:style-name="a918" text:class-names="">Click to edit Master text styles</text:span></text:p>
            </text:list-item>
          </text:list>
          <text:list text:style-name="a923">
            <text:list-item>
              <text:list text:style-name="a923">
                <text:list-item>
                  <text:p text:style-name="a922" text:class-names="" text:cond-style-name=""><text:span text:style-name="a921" text:class-names="">Second level</text:span></text:p>
                </text:list-item>
              </text:list>
            </text:list-item>
          </text:list>
          <text:list text:style-name="a926">
            <text:list-item>
              <text:list text:style-name="a926">
                <text:list-item>
                  <text:list text:style-name="a926">
                    <text:list-item>
                      <text:p text:style-name="a925" text:class-names="" text:cond-style-name=""><text:span text:style-name="a924" text:class-names="">Third level</text:span></text:p>
                    </text:list-item>
                  </text:list>
                </text:list-item>
              </text:list>
            </text:list-item>
          </text:list>
          <text:list text:style-name="a929">
            <text:list-item>
              <text:list text:style-name="a929">
                <text:list-item>
                  <text:list text:style-name="a929">
                    <text:list-item>
                      <text:list text:style-name="a929">
                        <text:list-item>
                          <text:p text:style-name="a928" text:class-names="" text:cond-style-name=""><text:span text:style-name="a9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2">
            <text:list-item>
              <text:list text:style-name="a932">
                <text:list-item>
                  <text:list text:style-name="a932">
                    <text:list-item>
                      <text:list text:style-name="a932">
                        <text:list-item>
                          <text:list text:style-name="a932">
                            <text:list-item>
                              <text:p text:style-name="a931" text:class-names="" text:cond-style-name=""><text:span text:style-name="a93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937" draw:name="Date Placeholder 5" svg:x="0.5in" svg:y="6.95139in" svg:width="2.33333in" svg:height="0.39931in" presentation:class="date-time" presentation:placeholder="false">
        <draw:text-box>
          <text:p text:style-name="a936" text:class-names="" text:cond-style-name=""><text:span text:style-name="a934" text:class-names=""><text:date text:fixed="false" style:data-style-name="a935">10/30/2015</text:date></text:span></text:p>
        </draw:text-box>
        <svg:title/>
        <svg:desc/>
      </draw:frame>
      <draw:frame draw:id="id132" presentation:style-name="a940" draw:name="Footer Placeholder 6" svg:x="3.41667in" svg:y="6.95139in" svg:width="3.16667in" svg:height="0.39931in" presentation:class="footer" presentation:placeholder="false">
        <draw:text-box>
          <text:p text:style-name="a939" text:class-names="" text:cond-style-name=""><text:span text:style-name="a938" text:class-names=""/></text:p>
        </draw:text-box>
        <svg:title/>
        <svg:desc/>
      </draw:frame>
      <draw:frame draw:id="id133" presentation:style-name="a943" draw:name="Slide Number Placeholder 7" svg:x="7.16667in" svg:y="6.95139in" svg:width="2.33333in" svg:height="0.39931in" presentation:class="page-number" presentation:placeholder="false">
        <draw:text-box>
          <text:p text:style-name="a942" text:class-names="" text:cond-style-name=""><text:span text:style-name="a941" text:class-names=""><text:page-number style:num-format="1" text:fixed="false"/></text:span></text:p>
        </draw:text-box>
        <svg:title/>
        <svg:desc/>
      </draw:frame>
    </style:master-page>
    <style:master-page style:name="Master1-Layout23-twoObjOverTx-Title-and-2-Content-over-Text" style:page-layout-name="pageLayout1" draw:style-name="a945">
      <draw:frame draw:id="id134" presentation:style-name="a948" draw:name="Title 1" svg:x="0.5in" svg:y="0.30035in" svg:width="9in" svg:height="1.25in" presentation:class="title" presentation:placeholder="false">
        <draw:text-box>
          <text:p text:style-name="a947" text:class-names="" text:cond-style-name=""><text:span text:style-name="a946" text:class-names="">Click to edit Master title style</text:span></text:p>
        </draw:text-box>
        <svg:title/>
        <svg:desc/>
      </draw:frame>
      <draw:frame draw:id="id135" presentation:style-name="a964" draw:name="Content Placeholder 2" svg:x="0.5in" svg:y="1.75in" svg:width="4.41667in" svg:height="2.39063in" presentation:class="object" presentation:placeholder="false">
        <draw:text-box>
          <text:list text:style-name="a951">
            <text:list-item>
              <text:p text:style-name="a950" text:class-names="" text:cond-style-name=""><text:span text:style-name="a949" text:class-names="">Click to edit Master text styles</text:span></text:p>
            </text:list-item>
          </text:list>
          <text:list text:style-name="a954">
            <text:list-item>
              <text:list text:style-name="a954">
                <text:list-item>
                  <text:p text:style-name="a953" text:class-names="" text:cond-style-name=""><text:span text:style-name="a952" text:class-names="">Second level</text:span></text:p>
                </text:list-item>
              </text:list>
            </text:list-item>
          </text:list>
          <text:list text:style-name="a957">
            <text:list-item>
              <text:list text:style-name="a957">
                <text:list-item>
                  <text:list text:style-name="a957">
                    <text:list-item>
                      <text:p text:style-name="a956" text:class-names="" text:cond-style-name=""><text:span text:style-name="a955" text:class-names="">Third level</text:span></text:p>
                    </text:list-item>
                  </text:list>
                </text:list-item>
              </text:list>
            </text:list-item>
          </text:list>
          <text:list text:style-name="a960">
            <text:list-item>
              <text:list text:style-name="a960">
                <text:list-item>
                  <text:list text:style-name="a960">
                    <text:list-item>
                      <text:list text:style-name="a960">
                        <text:list-item>
                          <text:p text:style-name="a959" text:class-names="" text:cond-style-name=""><text:span text:style-name="a9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3">
            <text:list-item>
              <text:list text:style-name="a963">
                <text:list-item>
                  <text:list text:style-name="a963">
                    <text:list-item>
                      <text:list text:style-name="a963">
                        <text:list-item>
                          <text:list text:style-name="a963">
                            <text:list-item>
                              <text:p text:style-name="a962" text:class-names="" text:cond-style-name=""><text:span text:style-name="a9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6" presentation:style-name="a980" draw:name="Content Placeholder 3" svg:x="5.08333in" svg:y="1.75in" svg:width="4.41667in" svg:height="2.39063in" presentation:class="object" presentation:placeholder="false">
        <draw:text-box>
          <text:list text:style-name="a967">
            <text:list-item>
              <text:p text:style-name="a966" text:class-names="" text:cond-style-name=""><text:span text:style-name="a965" text:class-names="">Click to edit Master text styles</text:span></text:p>
            </text:list-item>
          </text:list>
          <text:list text:style-name="a970">
            <text:list-item>
              <text:list text:style-name="a970">
                <text:list-item>
                  <text:p text:style-name="a969" text:class-names="" text:cond-style-name=""><text:span text:style-name="a968" text:class-names="">Second level</text:span></text:p>
                </text:list-item>
              </text:list>
            </text:list-item>
          </text:list>
          <text:list text:style-name="a973">
            <text:list-item>
              <text:list text:style-name="a973">
                <text:list-item>
                  <text:list text:style-name="a973">
                    <text:list-item>
                      <text:p text:style-name="a972" text:class-names="" text:cond-style-name=""><text:span text:style-name="a971" text:class-names="">Third level</text:span></text:p>
                    </text:list-item>
                  </text:list>
                </text:list-item>
              </text:list>
            </text:list-item>
          </text:list>
          <text:list text:style-name="a976">
            <text:list-item>
              <text:list text:style-name="a976">
                <text:list-item>
                  <text:list text:style-name="a976">
                    <text:list-item>
                      <text:list text:style-name="a976">
                        <text:list-item>
                          <text:p text:style-name="a975" text:class-names="" text:cond-style-name=""><text:span text:style-name="a9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9">
            <text:list-item>
              <text:list text:style-name="a979">
                <text:list-item>
                  <text:list text:style-name="a979">
                    <text:list-item>
                      <text:list text:style-name="a979">
                        <text:list-item>
                          <text:list text:style-name="a979">
                            <text:list-item>
                              <text:p text:style-name="a978" text:class-names="" text:cond-style-name=""><text:span text:style-name="a9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7" presentation:style-name="a996" draw:name="Text Placeholder 4" svg:x="0.5in" svg:y="4.30729in" svg:width="9in" svg:height="2.39236in" presentation:class="outline" presentation:placeholder="false">
        <draw:text-box>
          <text:list text:style-name="a983">
            <text:list-item>
              <text:p text:style-name="a982" text:class-names="" text:cond-style-name=""><text:span text:style-name="a981" text:class-names="">Click to edit Master text styles</text:span></text:p>
            </text:list-item>
          </text:list>
          <text:list text:style-name="a986">
            <text:list-item>
              <text:list text:style-name="a986">
                <text:list-item>
                  <text:p text:style-name="a985" text:class-names="" text:cond-style-name=""><text:span text:style-name="a984" text:class-names="">Second level</text:span></text:p>
                </text:list-item>
              </text:list>
            </text:list-item>
          </text:list>
          <text:list text:style-name="a989">
            <text:list-item>
              <text:list text:style-name="a989">
                <text:list-item>
                  <text:list text:style-name="a989">
                    <text:list-item>
                      <text:p text:style-name="a988" text:class-names="" text:cond-style-name=""><text:span text:style-name="a987" text:class-names="">Third level</text:span></text:p>
                    </text:list-item>
                  </text:list>
                </text:list-item>
              </text:list>
            </text:list-item>
          </text:list>
          <text:list text:style-name="a992">
            <text:list-item>
              <text:list text:style-name="a992">
                <text:list-item>
                  <text:list text:style-name="a992">
                    <text:list-item>
                      <text:list text:style-name="a992">
                        <text:list-item>
                          <text:p text:style-name="a991" text:class-names="" text:cond-style-name=""><text:span text:style-name="a9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5">
            <text:list-item>
              <text:list text:style-name="a995">
                <text:list-item>
                  <text:list text:style-name="a995">
                    <text:list-item>
                      <text:list text:style-name="a995">
                        <text:list-item>
                          <text:list text:style-name="a995">
                            <text:list-item>
                              <text:p text:style-name="a994" text:class-names="" text:cond-style-name=""><text:span text:style-name="a9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1000" draw:name="Date Placeholder 5" svg:x="0.5in" svg:y="6.95139in" svg:width="2.33333in" svg:height="0.39931in" presentation:class="date-time" presentation:placeholder="false">
        <draw:text-box>
          <text:p text:style-name="a999" text:class-names="" text:cond-style-name=""><text:span text:style-name="a997" text:class-names=""><text:date text:fixed="false" style:data-style-name="a998">10/30/2015</text:date></text:span></text:p>
        </draw:text-box>
        <svg:title/>
        <svg:desc/>
      </draw:frame>
      <draw:frame draw:id="id139" presentation:style-name="a1003" draw:name="Footer Placeholder 6" svg:x="3.41667in" svg:y="6.95139in" svg:width="3.16667in" svg:height="0.39931in" presentation:class="footer" presentation:placeholder="false">
        <draw:text-box>
          <text:p text:style-name="a1002" text:class-names="" text:cond-style-name=""><text:span text:style-name="a1001" text:class-names=""/></text:p>
        </draw:text-box>
        <svg:title/>
        <svg:desc/>
      </draw:frame>
      <draw:frame draw:id="id140" presentation:style-name="a1006" draw:name="Slide Number Placeholder 7" svg:x="7.16667in" svg:y="6.95139in" svg:width="2.33333in" svg:height="0.39931in" presentation:class="page-number" presentation:placeholder="false">
        <draw:text-box>
          <text:p text:style-name="a1005" text:class-names="" text:cond-style-name=""><text:span text:style-name="a1004" text:class-names=""><text:page-number style:num-format="1" text:fixed="false"/></text:span></text:p>
        </draw:text-box>
        <svg:title/>
        <svg:desc/>
      </draw:frame>
    </style:master-page>
    <style:master-page style:name="Master1-Layout24-tbl-Title-and-Table" style:page-layout-name="pageLayout1" draw:style-name="a1008">
      <draw:frame draw:id="id141" presentation:style-name="a1011" draw:name="Title 1" svg:x="0.5in" svg:y="0.30035in" svg:width="9in" svg:height="1.25in" presentation:class="title" presentation:placeholder="false">
        <draw:text-box>
          <text:p text:style-name="a1010" text:class-names="" text:cond-style-name=""><text:span text:style-name="a1009" text:class-names="">Click to edit Master title style</text:span></text:p>
        </draw:text-box>
        <svg:title/>
        <svg:desc/>
      </draw:frame>
      <draw:frame draw:id="id142" presentation:style-name="a1015" draw:name="Table Placeholder 2" svg:x="0.5in" svg:y="1.75in" svg:width="9in" svg:height="4.94965in" presentation:class="table" presentation:placeholder="false">
        <draw:text-box>
          <text:list text:style-name="a1014">
            <text:list-item>
              <text:p text:style-name="a1013" text:class-names="" text:cond-style-name=""><text:span text:style-name="a1012" text:class-names=""/></text:p>
            </text:list-item>
          </text:list>
        </draw:text-box>
        <svg:title/>
        <svg:desc/>
      </draw:frame>
      <draw:frame draw:id="id143" presentation:style-name="a1019" draw:name="Date Placeholder 3" svg:x="0.5in" svg:y="6.95139in" svg:width="2.33333in" svg:height="0.39931in" presentation:class="date-time" presentation:placeholder="false">
        <draw:text-box>
          <text:p text:style-name="a1018" text:class-names="" text:cond-style-name=""><text:span text:style-name="a1016" text:class-names=""><text:date text:fixed="false" style:data-style-name="a1017">10/30/2015</text:date></text:span></text:p>
        </draw:text-box>
        <svg:title/>
        <svg:desc/>
      </draw:frame>
      <draw:frame draw:id="id144" presentation:style-name="a1022" draw:name="Footer Placeholder 4" svg:x="3.41667in" svg:y="6.95139in" svg:width="3.16667in" svg:height="0.39931in" presentation:class="footer" presentation:placeholder="false">
        <draw:text-box>
          <text:p text:style-name="a1021" text:class-names="" text:cond-style-name=""><text:span text:style-name="a1020" text:class-names=""/></text:p>
        </draw:text-box>
        <svg:title/>
        <svg:desc/>
      </draw:frame>
      <draw:frame draw:id="id145" presentation:style-name="a1025" draw:name="Slide Number Placeholder 5" svg:x="7.16667in" svg:y="6.95139in" svg:width="2.33333in" svg:height="0.39931in" presentation:class="page-number" presentation:placeholder="false">
        <draw:text-box>
          <text:p text:style-name="a1024" text:class-names="" text:cond-style-name=""><text:span text:style-name="a102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pLayoutTitle</dc:title>
    <meta:initial-creator>Charlie</meta:initial-creator>
    <dc:creator>Charlie</dc:creator>
    <meta:creation-date>2015-10-16T03:22:32Z</meta:creation-date>
    <dc:date>2015-10-30T21:21:08Z</dc:date>
    <meta:editing-cycles>1</meta:editing-cycles>
    <meta:editing-duration>PT43S</meta:editing-duration>
    <meta:document-statistic meta:paragraph-count="38" meta:word-count="60"/>
  </office:meta>
</office:document-meta>
</file>